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2.932cm" style:rel-column-width="11301*"/>
    </style:style>
    <style:style style:name="Tabelle2.B" style:family="table-column">
      <style:table-column-properties style:column-width="2.547cm" style:rel-column-width="9818*"/>
    </style:style>
    <style:style style:name="Tabelle2.C" style:family="table-column">
      <style:table-column-properties style:column-width="11.522cm" style:rel-column-width="4441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93cm" style:rel-column-width="11294*"/>
    </style:style>
    <style:style style:name="Tabelle3.B" style:family="table-column">
      <style:table-column-properties style:column-width="3.376cm" style:rel-column-width="13014*"/>
    </style:style>
    <style:style style:name="Tabelle3.C" style:family="table-column">
      <style:table-column-properties style:column-width="10.694cm" style:rel-column-width="4122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03cm" style:rel-column-width="16203*"/>
    </style:style>
    <style:style style:name="Tabelle4.B" style:family="table-column">
      <style:table-column-properties style:column-width="12.797cm" style:rel-column-width="49332*"/>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SpecialVaraibles" style:family="table">
      <style:table-properties style:width="17cm" table:align="margins"/>
    </style:style>
    <style:style style:name="SpecialVaraibles.A" style:family="table-column">
      <style:table-column-properties style:column-width="2.93cm" style:rel-column-width="11294*"/>
    </style:style>
    <style:style style:name="SpecialVaraibles.B" style:family="table-column">
      <style:table-column-properties style:column-width="2.547cm" style:rel-column-width="9818*"/>
    </style:style>
    <style:style style:name="SpecialVaraibles.C" style:family="table-column">
      <style:table-column-properties style:column-width="11.523cm" style:rel-column-width="44423*"/>
    </style:style>
    <style:style style:name="SpecialVaraibles.A1" style:family="table-cell">
      <style:table-cell-properties fo:padding="0.097cm" fo:border-left="0.05pt solid #000000" fo:border-right="none" fo:border-top="0.05pt solid #000000" fo:border-bottom="0.05pt solid #000000"/>
    </style:style>
    <style:style style:name="SpecialVaraibles.C1" style:family="table-cell">
      <style:table-cell-properties fo:padding="0.097cm" fo:border="0.05pt solid #000000"/>
    </style:style>
    <style:style style:name="SpecialVaraibles.A2" style:family="table-cell">
      <style:table-cell-properties fo:padding="0.097cm" fo:border-left="0.05pt solid #000000" fo:border-right="none" fo:border-top="none" fo:border-bottom="0.05pt solid #000000"/>
    </style:style>
    <style:style style:name="SpecialVaraibles.C2" style:family="table-cell">
      <style:table-cell-properties fo:padding="0.097cm" fo:border-left="0.05pt solid #000000" fo:border-right="0.05pt solid #000000" fo:border-top="none" fo:border-bottom="0.05pt solid #000000"/>
    </style:style>
    <style:style style:name="Tabelle1" style:family="table">
      <style:table-properties style:width="17.11cm" fo:margin-left="-0.106cm" fo:margin-top="0cm" fo:margin-bottom="0cm" table:align="left"/>
    </style:style>
    <style:style style:name="Tabelle1.A" style:family="table-column">
      <style:table-column-properties style:column-width="1.896cm"/>
    </style:style>
    <style:style style:name="Tabelle1.B" style:family="table-column">
      <style:table-column-properties style:column-width="15.214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VariableFunctions" style:family="table">
      <style:table-properties style:width="17cm" table:align="margins"/>
    </style:style>
    <style:style style:name="VariableFunctions.A" style:family="table-column">
      <style:table-column-properties style:column-width="4.249cm" style:rel-column-width="16380*"/>
    </style:style>
    <style:style style:name="VariableFunctions.B" style:family="table-column">
      <style:table-column-properties style:column-width="4.251cm" style:rel-column-width="16387*"/>
    </style:style>
    <style:style style:name="VariableFunctions.D" style:family="table-column">
      <style:table-column-properties style:column-width="4.251cm" style:rel-column-width="16388*"/>
    </style:style>
    <style:style style:name="VariableFunctions.A1" style:family="table-cell">
      <style:table-cell-properties fo:padding="0.097cm" fo:border-left="0.05pt solid #000000" fo:border-right="none" fo:border-top="0.05pt solid #000000" fo:border-bottom="0.05pt solid #000000"/>
    </style:style>
    <style:style style:name="VariableFunctions.D1" style:family="table-cell">
      <style:table-cell-properties fo:padding="0.097cm" fo:border="0.05pt solid #000000"/>
    </style:style>
    <style:style style:name="VariableFunctions.A2" style:family="table-cell">
      <style:table-cell-properties fo:padding="0.097cm" fo:border-left="0.05pt solid #000000" fo:border-right="none" fo:border-top="none" fo:border-bottom="0.05pt solid #000000"/>
    </style:style>
    <style:style style:name="VariableFunctions.D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3.903cm" style:rel-column-width="15047*"/>
    </style:style>
    <style:style style:name="Tabelle6.B" style:family="table-column">
      <style:table-column-properties style:column-width="13.097cm" style:rel-column-width="5048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699cm" style:rel-column-width="6548*"/>
    </style:style>
    <style:style style:name="Tabelle5.B" style:family="table-column">
      <style:table-column-properties style:column-width="2.402cm" style:rel-column-width="9261*"/>
    </style:style>
    <style:style style:name="Tabelle5.C" style:family="table-column">
      <style:table-column-properties style:column-width="12.899cm" style:rel-column-width="49726*"/>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12765" officeooo:paragraph-rsid="00a3e7ed"/>
    </style:style>
    <style:style style:name="P2" style:family="paragraph" style:parent-style-name="Header">
      <style:text-properties officeooo:paragraph-rsid="001fbfaa"/>
    </style:style>
    <style:style style:name="P3" style:family="paragraph" style:parent-style-name="Text_20_body">
      <style:text-properties officeooo:rsid="0012ace1" officeooo:paragraph-rsid="0012ace1"/>
    </style:style>
    <style:style style:name="P4" style:family="paragraph" style:parent-style-name="Text_20_body">
      <style:text-properties officeooo:rsid="00170844" officeooo:paragraph-rsid="00170844"/>
    </style:style>
    <style:style style:name="P5" style:family="paragraph" style:parent-style-name="Text_20_body">
      <style:text-properties officeooo:rsid="00170f85" officeooo:paragraph-rsid="00170f85"/>
    </style:style>
    <style:style style:name="P6" style:family="paragraph" style:parent-style-name="Text_20_body">
      <style:text-properties officeooo:rsid="00170f85" officeooo:paragraph-rsid="00a79741"/>
    </style:style>
    <style:style style:name="P7" style:family="paragraph" style:parent-style-name="Text_20_body">
      <style:text-properties officeooo:rsid="00170f85" officeooo:paragraph-rsid="00a8f1cb"/>
    </style:style>
    <style:style style:name="P8" style:family="paragraph" style:parent-style-name="Text_20_body">
      <style:text-properties officeooo:rsid="001953ee" officeooo:paragraph-rsid="001953ee"/>
    </style:style>
    <style:style style:name="P9" style:family="paragraph" style:parent-style-name="Text_20_body">
      <style:text-properties officeooo:rsid="001953ee" officeooo:paragraph-rsid="00641703"/>
    </style:style>
    <style:style style:name="P10" style:family="paragraph" style:parent-style-name="Text_20_body">
      <style:text-properties officeooo:rsid="001953ee" officeooo:paragraph-rsid="0080eca7"/>
    </style:style>
    <style:style style:name="P11" style:family="paragraph" style:parent-style-name="Text_20_body">
      <style:text-properties officeooo:rsid="001953ee" officeooo:paragraph-rsid="00cd1ec7"/>
    </style:style>
    <style:style style:name="P12" style:family="paragraph" style:parent-style-name="Text_20_body">
      <style:text-properties officeooo:rsid="0019ac7d" officeooo:paragraph-rsid="0019ac7d"/>
    </style:style>
    <style:style style:name="P13" style:family="paragraph" style:parent-style-name="Text_20_body">
      <style:text-properties officeooo:rsid="0019ac7d" officeooo:paragraph-rsid="00641703"/>
    </style:style>
    <style:style style:name="P14" style:family="paragraph" style:parent-style-name="Text_20_body">
      <style:text-properties officeooo:rsid="001b81db" officeooo:paragraph-rsid="001b81db"/>
    </style:style>
    <style:style style:name="P15" style:family="paragraph" style:parent-style-name="Text_20_body">
      <style:text-properties officeooo:rsid="001b81db" officeooo:paragraph-rsid="00641703"/>
    </style:style>
    <style:style style:name="P16" style:family="paragraph" style:parent-style-name="Text_20_body">
      <style:text-properties officeooo:rsid="001babca" officeooo:paragraph-rsid="001babca"/>
    </style:style>
    <style:style style:name="P17" style:family="paragraph" style:parent-style-name="Text_20_body">
      <style:text-properties officeooo:rsid="001c1dcd" officeooo:paragraph-rsid="001c1dcd"/>
    </style:style>
    <style:style style:name="P18" style:family="paragraph" style:parent-style-name="Text_20_body">
      <style:text-properties officeooo:rsid="001c1dcd" officeooo:paragraph-rsid="00dd96dd"/>
    </style:style>
    <style:style style:name="P19" style:family="paragraph" style:parent-style-name="Text_20_body">
      <style:text-properties officeooo:rsid="001fbfaa" officeooo:paragraph-rsid="00641703"/>
    </style:style>
    <style:style style:name="P20" style:family="paragraph" style:parent-style-name="Text_20_body">
      <style:text-properties officeooo:rsid="001ba8b2" officeooo:paragraph-rsid="001ba8b2"/>
    </style:style>
    <style:style style:name="P21" style:family="paragraph" style:parent-style-name="Text_20_body">
      <style:text-properties officeooo:rsid="00374904" officeooo:paragraph-rsid="00374904"/>
    </style:style>
    <style:style style:name="P22" style:family="paragraph" style:parent-style-name="Text_20_body">
      <style:text-properties officeooo:rsid="004589dc" officeooo:paragraph-rsid="004589dc"/>
    </style:style>
    <style:style style:name="P23" style:family="paragraph" style:parent-style-name="Text_20_body">
      <style:text-properties officeooo:rsid="004589dc" officeooo:paragraph-rsid="00d905a3"/>
    </style:style>
    <style:style style:name="P24" style:family="paragraph" style:parent-style-name="Text_20_body">
      <style:text-properties officeooo:rsid="004589dc" officeooo:paragraph-rsid="00d9735a"/>
    </style:style>
    <style:style style:name="P25" style:family="paragraph" style:parent-style-name="Text_20_body">
      <style:text-properties officeooo:rsid="0046762e" officeooo:paragraph-rsid="0046762e"/>
    </style:style>
    <style:style style:name="P26" style:family="paragraph" style:parent-style-name="Text_20_body">
      <style:text-properties officeooo:rsid="0046762e" officeooo:paragraph-rsid="0047e0f0"/>
    </style:style>
    <style:style style:name="P27" style:family="paragraph" style:parent-style-name="Text_20_body">
      <style:text-properties officeooo:rsid="0049d4a1" officeooo:paragraph-rsid="0049d4a1"/>
    </style:style>
    <style:style style:name="P28" style:family="paragraph" style:parent-style-name="Text_20_body">
      <style:text-properties officeooo:rsid="0047e0f0" officeooo:paragraph-rsid="0047e0f0"/>
    </style:style>
    <style:style style:name="P29" style:family="paragraph" style:parent-style-name="Text_20_body">
      <style:text-properties officeooo:rsid="004bc689" officeooo:paragraph-rsid="004bc689"/>
    </style:style>
    <style:style style:name="P30" style:family="paragraph" style:parent-style-name="Text_20_body">
      <style:text-properties officeooo:rsid="004c8c19" officeooo:paragraph-rsid="004c8c19"/>
    </style:style>
    <style:style style:name="P31" style:family="paragraph" style:parent-style-name="Text_20_body">
      <style:text-properties officeooo:rsid="005b66d5" officeooo:paragraph-rsid="00641703"/>
    </style:style>
    <style:style style:name="P32" style:family="paragraph" style:parent-style-name="Text_20_body">
      <style:text-properties officeooo:rsid="005b66d5" officeooo:paragraph-rsid="005b66d5"/>
    </style:style>
    <style:style style:name="P33" style:family="paragraph" style:parent-style-name="Text_20_body">
      <style:text-properties officeooo:rsid="006977bb" officeooo:paragraph-rsid="006977bb"/>
    </style:style>
    <style:style style:name="P34" style:family="paragraph" style:parent-style-name="Text_20_body">
      <style:text-properties officeooo:rsid="00755dd8" officeooo:paragraph-rsid="00755dd8"/>
    </style:style>
    <style:style style:name="P35" style:family="paragraph" style:parent-style-name="Text_20_body">
      <style:text-properties officeooo:rsid="0079c3c9" officeooo:paragraph-rsid="0079c3c9"/>
    </style:style>
    <style:style style:name="P36" style:family="paragraph" style:parent-style-name="Text_20_body">
      <style:text-properties officeooo:rsid="0079c3c9" officeooo:paragraph-rsid="007b8c1d"/>
    </style:style>
    <style:style style:name="P37" style:family="paragraph" style:parent-style-name="Text_20_body">
      <style:text-properties officeooo:rsid="007ed2dd" officeooo:paragraph-rsid="007ed2dd"/>
    </style:style>
    <style:style style:name="P38" style:family="paragraph" style:parent-style-name="Text_20_body">
      <style:text-properties officeooo:rsid="0080eca7" officeooo:paragraph-rsid="0080eca7"/>
    </style:style>
    <style:style style:name="P39" style:family="paragraph" style:parent-style-name="Text_20_body">
      <style:text-properties officeooo:rsid="008347c5"/>
    </style:style>
    <style:style style:name="P40" style:family="paragraph" style:parent-style-name="Text_20_body">
      <style:text-properties officeooo:rsid="008347c5" officeooo:paragraph-rsid="008347c5"/>
    </style:style>
    <style:style style:name="P41" style:family="paragraph" style:parent-style-name="Text_20_body">
      <style:text-properties officeooo:rsid="008708ec" officeooo:paragraph-rsid="008708ec"/>
    </style:style>
    <style:style style:name="P42" style:family="paragraph" style:parent-style-name="Text_20_body">
      <style:text-properties officeooo:rsid="00235989" officeooo:paragraph-rsid="00235989"/>
    </style:style>
    <style:style style:name="P43" style:family="paragraph" style:parent-style-name="Text_20_body">
      <style:text-properties officeooo:rsid="0090fd1f" officeooo:paragraph-rsid="0090fd1f"/>
    </style:style>
    <style:style style:name="P44" style:family="paragraph" style:parent-style-name="Text_20_body">
      <style:text-properties officeooo:rsid="00910b3f" officeooo:paragraph-rsid="00910b3f"/>
    </style:style>
    <style:style style:name="P45" style:family="paragraph" style:parent-style-name="Text_20_body">
      <style:text-properties officeooo:rsid="00973dad" officeooo:paragraph-rsid="0097d75c"/>
    </style:style>
    <style:style style:name="P46" style:family="paragraph" style:parent-style-name="Text_20_body">
      <style:text-properties officeooo:rsid="0097d75c" officeooo:paragraph-rsid="0097d75c"/>
    </style:style>
    <style:style style:name="P47" style:family="paragraph" style:parent-style-name="Text_20_body">
      <style:text-properties officeooo:rsid="009c6547" officeooo:paragraph-rsid="009c6547"/>
    </style:style>
    <style:style style:name="P48" style:family="paragraph" style:parent-style-name="Text_20_body">
      <style:text-properties officeooo:rsid="009d910b" officeooo:paragraph-rsid="009d910b"/>
    </style:style>
    <style:style style:name="P49" style:family="paragraph" style:parent-style-name="Text_20_body">
      <style:text-properties officeooo:rsid="009d910b" officeooo:paragraph-rsid="009e30c0"/>
    </style:style>
    <style:style style:name="P50" style:family="paragraph" style:parent-style-name="Text_20_body">
      <style:text-properties officeooo:rsid="00a23226" officeooo:paragraph-rsid="00a23226"/>
    </style:style>
    <style:style style:name="P51" style:family="paragraph" style:parent-style-name="Text_20_body">
      <style:text-properties officeooo:rsid="002fdb62" officeooo:paragraph-rsid="002fdb62"/>
    </style:style>
    <style:style style:name="P52" style:family="paragraph" style:parent-style-name="Text_20_body">
      <style:text-properties officeooo:rsid="00ac4460" officeooo:paragraph-rsid="00ac4460"/>
    </style:style>
    <style:style style:name="P53" style:family="paragraph" style:parent-style-name="Text_20_body">
      <style:text-properties officeooo:rsid="009e6978" officeooo:paragraph-rsid="00adebd2"/>
    </style:style>
    <style:style style:name="P54" style:family="paragraph" style:parent-style-name="Text_20_body">
      <style:text-properties officeooo:rsid="0078030b" officeooo:paragraph-rsid="0078030b"/>
    </style:style>
    <style:style style:name="P55" style:family="paragraph" style:parent-style-name="Text_20_body">
      <style:text-properties officeooo:rsid="00b9d651" officeooo:paragraph-rsid="00b9d651"/>
    </style:style>
    <style:style style:name="P56" style:family="paragraph" style:parent-style-name="Text_20_body">
      <style:text-properties officeooo:rsid="00aad815" officeooo:paragraph-rsid="00aad815"/>
    </style:style>
    <style:style style:name="P57" style:family="paragraph" style:parent-style-name="Text_20_body">
      <style:text-properties officeooo:rsid="00c0030c" officeooo:paragraph-rsid="00c0030c"/>
    </style:style>
    <style:style style:name="P58" style:family="paragraph" style:parent-style-name="Text_20_body">
      <style:text-properties officeooo:rsid="00dc4f06" officeooo:paragraph-rsid="00dc4f06"/>
    </style:style>
    <style:style style:name="P59" style:family="paragraph" style:parent-style-name="Text_20_body">
      <style:text-properties officeooo:rsid="00bf6601" officeooo:paragraph-rsid="00bf6601"/>
    </style:style>
    <style:style style:name="P60" style:family="paragraph" style:parent-style-name="Text_20_body">
      <style:text-properties officeooo:rsid="00e06833" officeooo:paragraph-rsid="00e06833"/>
    </style:style>
    <style:style style:name="P61" style:family="paragraph" style:parent-style-name="Text_20_body">
      <style:text-properties officeooo:rsid="006b616f" officeooo:paragraph-rsid="006b616f"/>
    </style:style>
    <style:style style:name="P62" style:family="paragraph" style:parent-style-name="Cover_20_Subtitle">
      <style:text-properties officeooo:rsid="0012ace1" officeooo:paragraph-rsid="0012ace1"/>
    </style:style>
    <style:style style:name="P63" style:family="paragraph" style:parent-style-name="Cover_20_Subtitle">
      <style:text-properties fo:font-size="20pt" fo:language="en" fo:country="US" officeooo:paragraph-rsid="0012ace1" style:font-size-asian="10.5pt"/>
    </style:style>
    <style:style style:name="P64" style:family="paragraph" style:parent-style-name="Cover_20_Title">
      <style:text-properties officeooo:paragraph-rsid="0012ace1"/>
    </style:style>
    <style:style style:name="P65" style:family="paragraph" style:parent-style-name="Cover_20_Title">
      <style:text-properties fo:font-size="20pt" fo:language="en" fo:country="US" officeooo:paragraph-rsid="0012ace1" style:font-size-asian="10.5pt"/>
    </style:style>
    <style:style style:name="P66" style:family="paragraph" style:parent-style-name="Table_20_Contents">
      <style:text-properties officeooo:rsid="001babca" officeooo:paragraph-rsid="001babca"/>
    </style:style>
    <style:style style:name="P67" style:family="paragraph" style:parent-style-name="Table_20_Contents">
      <style:text-properties officeooo:rsid="001babca" officeooo:paragraph-rsid="001c1dcd"/>
    </style:style>
    <style:style style:name="P68" style:family="paragraph" style:parent-style-name="Table_20_Contents">
      <style:text-properties officeooo:rsid="001babca" officeooo:paragraph-rsid="003bc162"/>
    </style:style>
    <style:style style:name="P69" style:family="paragraph" style:parent-style-name="Table_20_Contents">
      <style:text-properties officeooo:rsid="001babca" officeooo:paragraph-rsid="00aad815"/>
    </style:style>
    <style:style style:name="P70" style:family="paragraph" style:parent-style-name="Table_20_Contents">
      <style:text-properties officeooo:paragraph-rsid="001babca"/>
    </style:style>
    <style:style style:name="P71" style:family="paragraph" style:parent-style-name="Table_20_Contents">
      <style:text-properties officeooo:rsid="001c1dcd" officeooo:paragraph-rsid="001c1dcd"/>
    </style:style>
    <style:style style:name="P72" style:family="paragraph" style:parent-style-name="Table_20_Contents">
      <style:text-properties officeooo:rsid="003bc162" officeooo:paragraph-rsid="003bc162"/>
    </style:style>
    <style:style style:name="P73" style:family="paragraph" style:parent-style-name="Table_20_Contents">
      <style:text-properties officeooo:rsid="003bc162" officeooo:paragraph-rsid="008347c5"/>
    </style:style>
    <style:style style:name="P74" style:family="paragraph" style:parent-style-name="Table_20_Contents">
      <style:text-properties officeooo:rsid="0043eefa" officeooo:paragraph-rsid="0043eefa"/>
    </style:style>
    <style:style style:name="P75" style:family="paragraph" style:parent-style-name="Table_20_Contents">
      <style:text-properties officeooo:rsid="004bc689" officeooo:paragraph-rsid="004bc689"/>
    </style:style>
    <style:style style:name="P76" style:family="paragraph" style:parent-style-name="Table_20_Contents">
      <style:text-properties officeooo:rsid="006b616f" officeooo:paragraph-rsid="006b616f"/>
    </style:style>
    <style:style style:name="P77" style:family="paragraph" style:parent-style-name="Table_20_Contents">
      <style:text-properties officeooo:rsid="006b616f" officeooo:paragraph-rsid="001babca"/>
    </style:style>
    <style:style style:name="P78" style:family="paragraph" style:parent-style-name="Table_20_Contents">
      <style:text-properties officeooo:rsid="006b616f" officeooo:paragraph-rsid="00aad815"/>
    </style:style>
    <style:style style:name="P79" style:family="paragraph" style:parent-style-name="Table_20_Contents">
      <style:text-properties officeooo:rsid="006d06ec" officeooo:paragraph-rsid="006d06ec"/>
    </style:style>
    <style:style style:name="P80" style:family="paragraph" style:parent-style-name="Table_20_Contents">
      <style:text-properties officeooo:rsid="00774b9f"/>
    </style:style>
    <style:style style:name="P81" style:family="paragraph" style:parent-style-name="Table_20_Contents">
      <style:text-properties officeooo:rsid="00774b9f" officeooo:paragraph-rsid="00774b9f"/>
    </style:style>
    <style:style style:name="P82" style:family="paragraph" style:parent-style-name="Table_20_Contents">
      <style:text-properties officeooo:rsid="0078030b" officeooo:paragraph-rsid="0078030b"/>
    </style:style>
    <style:style style:name="P83" style:family="paragraph" style:parent-style-name="Table_20_Contents">
      <style:text-properties officeooo:rsid="0078030b" officeooo:paragraph-rsid="001babca"/>
    </style:style>
    <style:style style:name="P84" style:family="paragraph" style:parent-style-name="Table_20_Contents">
      <style:text-properties officeooo:rsid="0078b928" officeooo:paragraph-rsid="0078b928"/>
    </style:style>
    <style:style style:name="P85" style:family="paragraph" style:parent-style-name="Table_20_Contents">
      <style:text-properties officeooo:rsid="0079bd09" officeooo:paragraph-rsid="0078b928"/>
    </style:style>
    <style:style style:name="P86" style:family="paragraph" style:parent-style-name="Table_20_Contents">
      <style:text-properties officeooo:rsid="008347c5" officeooo:paragraph-rsid="008347c5"/>
    </style:style>
    <style:style style:name="P87" style:family="paragraph" style:parent-style-name="Table_20_Contents">
      <style:text-properties officeooo:rsid="008708ec" officeooo:paragraph-rsid="008708ec"/>
    </style:style>
    <style:style style:name="P88" style:family="paragraph" style:parent-style-name="Table_20_Contents">
      <style:text-properties officeooo:rsid="0090fd1f" officeooo:paragraph-rsid="0090fd1f"/>
    </style:style>
    <style:style style:name="P89" style:family="paragraph" style:parent-style-name="Table_20_Contents">
      <style:text-properties officeooo:rsid="00aad815" officeooo:paragraph-rsid="00aad815"/>
    </style:style>
    <style:style style:name="P90" style:family="paragraph" style:parent-style-name="Table_20_Contents">
      <style:text-properties officeooo:rsid="00b9d651" officeooo:paragraph-rsid="00b9d651"/>
    </style:style>
    <style:style style:name="P91" style:family="paragraph" style:parent-style-name="Table_20_Contents">
      <style:text-properties officeooo:rsid="00c0030c" officeooo:paragraph-rsid="00c0030c"/>
    </style:style>
    <style:style style:name="P92" style:family="paragraph" style:parent-style-name="Table_20_Contents">
      <style:paragraph-properties fo:text-align="center" style:justify-single-word="false"/>
      <style:text-properties officeooo:rsid="00c0030c" officeooo:paragraph-rsid="00c0030c"/>
    </style:style>
    <style:style style:name="P93" style:family="paragraph" style:parent-style-name="Table_20_Contents">
      <style:text-properties officeooo:rsid="00b811aa" officeooo:paragraph-rsid="00b811aa"/>
    </style:style>
    <style:style style:name="P94" style:family="paragraph" style:parent-style-name="Table_20_Contents">
      <style:text-properties officeooo:rsid="00c6cd31" officeooo:paragraph-rsid="00c6cd31"/>
    </style:style>
    <style:style style:name="P95" style:family="paragraph" style:parent-style-name="Table_20_Contents">
      <style:text-properties officeooo:rsid="00c8adb0" officeooo:paragraph-rsid="00c8adb0"/>
    </style:style>
    <style:style style:name="P96" style:family="paragraph" style:parent-style-name="Table_20_Contents">
      <style:text-properties officeooo:rsid="00e06833" officeooo:paragraph-rsid="00e06833"/>
    </style:style>
    <style:style style:name="P97" style:family="paragraph" style:parent-style-name="Table_20_Contents">
      <style:text-properties officeooo:rsid="00e06833" officeooo:paragraph-rsid="00e155ec"/>
    </style:style>
    <style:style style:name="P98" style:family="paragraph" style:parent-style-name="Table_20_Heading">
      <style:text-properties officeooo:rsid="001babca" officeooo:paragraph-rsid="001babca"/>
    </style:style>
    <style:style style:name="P99" style:family="paragraph" style:parent-style-name="Table_20_Heading">
      <style:text-properties officeooo:rsid="001babca" officeooo:paragraph-rsid="004bc689"/>
    </style:style>
    <style:style style:name="P100" style:family="paragraph" style:parent-style-name="Table_20_Heading">
      <style:text-properties officeooo:rsid="001babca" officeooo:paragraph-rsid="008347c5"/>
    </style:style>
    <style:style style:name="P101" style:family="paragraph" style:parent-style-name="Table_20_Heading">
      <style:text-properties officeooo:rsid="001babca" officeooo:paragraph-rsid="008708ec"/>
    </style:style>
    <style:style style:name="P102" style:family="paragraph" style:parent-style-name="Table_20_Heading">
      <style:text-properties officeooo:rsid="003ec778" officeooo:paragraph-rsid="003ec778"/>
    </style:style>
    <style:style style:name="P103" style:family="paragraph" style:parent-style-name="Table_20_Heading">
      <style:text-properties officeooo:rsid="004bc689" officeooo:paragraph-rsid="004bc689"/>
    </style:style>
    <style:style style:name="P104" style:family="paragraph" style:parent-style-name="Table_20_Heading">
      <style:text-properties officeooo:rsid="008347c5" officeooo:paragraph-rsid="008347c5"/>
    </style:style>
    <style:style style:name="P105" style:family="paragraph" style:parent-style-name="Table_20_Heading">
      <style:text-properties officeooo:rsid="00c0030c" officeooo:paragraph-rsid="00c0030c"/>
    </style:style>
    <style:style style:name="P106" style:family="paragraph" style:parent-style-name="Table_20_Heading">
      <style:text-properties officeooo:rsid="00e06833" officeooo:paragraph-rsid="00e06833"/>
    </style:style>
    <style:style style:name="P107" style:family="paragraph" style:parent-style-name="Text_20_body">
      <style:paragraph-properties fo:margin-left="0cm" fo:margin-right="0cm" fo:text-indent="0cm" style:auto-text-indent="false"/>
      <style:text-properties officeooo:rsid="003bc162" officeooo:paragraph-rsid="003bc162"/>
    </style:style>
    <style:style style:name="P108" style:family="paragraph" style:parent-style-name="Quellcode">
      <style:text-properties officeooo:paragraph-rsid="00641703"/>
    </style:style>
    <style:style style:name="P109" style:family="paragraph" style:parent-style-name="Quellcode">
      <style:text-properties officeooo:paragraph-rsid="0085c786"/>
    </style:style>
    <style:style style:name="P110" style:family="paragraph" style:parent-style-name="Quellcode">
      <style:text-properties officeooo:rsid="00973dad" officeooo:paragraph-rsid="00973dad"/>
    </style:style>
    <style:style style:name="P111" style:family="paragraph" style:parent-style-name="Quellcode">
      <style:text-properties officeooo:paragraph-rsid="00a79741"/>
    </style:style>
    <style:style style:name="P112" style:family="paragraph" style:parent-style-name="Quellcode">
      <style:text-properties officeooo:paragraph-rsid="00ac4460"/>
    </style:style>
    <style:style style:name="P113" style:family="paragraph" style:parent-style-name="Quellcode">
      <style:text-properties officeooo:paragraph-rsid="00eb84e1"/>
    </style:style>
    <style:style style:name="P114" style:family="paragraph" style:parent-style-name="Quellcode_20_-_20_Blocks">
      <style:text-properties officeooo:rsid="00973dad" officeooo:paragraph-rsid="00973dad"/>
    </style:style>
    <style:style style:name="P115" style:family="paragraph" style:parent-style-name="Quellcode_20_-_20_Blocks">
      <style:text-properties officeooo:paragraph-rsid="00ac4460"/>
    </style:style>
    <style:style style:name="P116" style:family="paragraph" style:parent-style-name="Quellcode_20_-_20_Blocks">
      <style:text-properties officeooo:paragraph-rsid="00acd039"/>
    </style:style>
    <style:style style:name="P117" style:family="paragraph" style:parent-style-name="Quellcode_20_-_20_Blocks">
      <style:text-properties officeooo:paragraph-rsid="00afe70c"/>
    </style:style>
    <style:style style:name="P118" style:family="paragraph" style:parent-style-name="Quellcode_20_-_20_Blocks">
      <style:text-properties officeooo:rsid="00cfba0d" officeooo:paragraph-rsid="00cfba0d"/>
    </style:style>
    <style:style style:name="P119" style:family="paragraph" style:parent-style-name="Quellcode_20_-_20_Blocks">
      <style:text-properties officeooo:paragraph-rsid="00cfba0d"/>
    </style:style>
    <style:style style:name="P120" style:family="paragraph" style:parent-style-name="Quellcode_20_-_20_Blocks">
      <style:text-properties officeooo:paragraph-rsid="00e6453d"/>
    </style:style>
    <style:style style:name="P121" style:family="paragraph" style:parent-style-name="Textkörper_20_-_20_Example">
      <style:text-properties officeooo:paragraph-rsid="009e30c0"/>
    </style:style>
    <style:style style:name="P122" style:family="paragraph" style:parent-style-name="Textkörper_20_-_20_Example">
      <style:text-properties officeooo:paragraph-rsid="00ac4460"/>
    </style:style>
    <style:style style:name="P123" style:family="paragraph" style:parent-style-name="Text_20_body">
      <style:paragraph-properties fo:break-before="page"/>
      <style:text-properties officeooo:rsid="009e6978" officeooo:paragraph-rsid="00adebd2"/>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7cm" style:type="right" style:leader-style="dotted" style:leader-text="."/>
        </style:tab-stops>
      </style:paragraph-properties>
    </style:style>
    <style:style style:name="P126" style:family="paragraph" style:parent-style-name="Contents_20_3">
      <style:paragraph-properties>
        <style:tab-stops>
          <style:tab-stop style:position="17cm" style:type="right" style:leader-style="dotted" style:leader-text="."/>
        </style:tab-stops>
      </style:paragraph-properties>
    </style:style>
    <style:style style:name="P127" style:family="paragraph" style:parent-style-name="Contents_20_4">
      <style:paragraph-properties>
        <style:tab-stops>
          <style:tab-stop style:position="17cm" style:type="right" style:leader-style="dotted" style:leader-text="."/>
        </style:tab-stops>
      </style:paragraph-properties>
    </style:style>
    <style:style style:name="P128" style:family="paragraph" style:parent-style-name="Heading_20_1">
      <style:text-properties officeooo:rsid="001ba8b2" officeooo:paragraph-rsid="001ba8b2"/>
    </style:style>
    <style:style style:name="P129" style:family="paragraph" style:parent-style-name="Heading_20_1">
      <style:text-properties officeooo:rsid="0013042c" officeooo:paragraph-rsid="0013042c"/>
    </style:style>
    <style:style style:name="P130" style:family="paragraph" style:parent-style-name="Heading_20_1" style:master-page-name="Standard">
      <style:paragraph-properties style:page-number="1" fo:break-before="page"/>
    </style:style>
    <style:style style:name="P131" style:family="paragraph" style:parent-style-name="Heading_20_2">
      <style:text-properties officeooo:rsid="0015e7e7" officeooo:paragraph-rsid="0015e7e7"/>
    </style:style>
    <style:style style:name="P132" style:family="paragraph" style:parent-style-name="Heading_20_2">
      <style:text-properties officeooo:rsid="00e06833" officeooo:paragraph-rsid="00e06833"/>
    </style:style>
    <style:style style:name="P133" style:family="paragraph" style:parent-style-name="Heading_20_2">
      <style:text-properties officeooo:rsid="001953ee" officeooo:paragraph-rsid="00e06833"/>
    </style:style>
    <style:style style:name="P134" style:family="paragraph" style:parent-style-name="Heading_20_2">
      <style:text-properties officeooo:rsid="001953ee" officeooo:paragraph-rsid="001953ee"/>
    </style:style>
    <style:style style:name="P135" style:family="paragraph" style:parent-style-name="Heading_20_2">
      <style:text-properties officeooo:rsid="00c0030c" officeooo:paragraph-rsid="00c0030c"/>
    </style:style>
    <style:style style:name="P136" style:family="paragraph" style:parent-style-name="Heading_20_2">
      <style:text-properties officeooo:rsid="0013042c" officeooo:paragraph-rsid="008a3420"/>
    </style:style>
    <style:style style:name="P137" style:family="paragraph" style:parent-style-name="Heading_20_3">
      <style:text-properties officeooo:rsid="00170844" officeooo:paragraph-rsid="00170844"/>
    </style:style>
    <style:style style:name="P138" style:family="paragraph" style:parent-style-name="Heading_20_3">
      <style:text-properties officeooo:rsid="004bc689" officeooo:paragraph-rsid="004bc689"/>
    </style:style>
    <style:style style:name="P139" style:family="paragraph" style:parent-style-name="Heading_20_3">
      <style:text-properties officeooo:rsid="009d910b" officeooo:paragraph-rsid="009d910b"/>
    </style:style>
    <style:style style:name="P140" style:family="paragraph" style:parent-style-name="Heading_20_3">
      <style:text-properties officeooo:rsid="00170f85" officeooo:paragraph-rsid="006977bb"/>
    </style:style>
    <style:style style:name="P141" style:family="paragraph" style:parent-style-name="Heading_20_3">
      <style:text-properties officeooo:rsid="0046762e" officeooo:paragraph-rsid="0046762e"/>
    </style:style>
    <style:style style:name="P142" style:family="paragraph" style:parent-style-name="Heading_20_3">
      <style:text-properties officeooo:rsid="008347c5" officeooo:paragraph-rsid="008347c5"/>
    </style:style>
    <style:style style:name="P143" style:family="paragraph" style:parent-style-name="Heading_20_3">
      <style:text-properties officeooo:rsid="001953ee" officeooo:paragraph-rsid="001953ee"/>
    </style:style>
    <style:style style:name="P144" style:family="paragraph" style:parent-style-name="Cover_20_Subtitle" style:master-page-name="First_20_Page">
      <style:paragraph-properties style:page-number="auto" fo:break-before="page"/>
      <style:text-properties officeooo:paragraph-rsid="0012ace1"/>
    </style:style>
    <style:style style:name="P145" style:family="paragraph" style:parent-style-name="Heading_20_4">
      <style:text-properties officeooo:rsid="006977bb" officeooo:paragraph-rsid="006977bb"/>
    </style:style>
    <style:style style:name="P146" style:family="paragraph" style:parent-style-name="Heading_20_4">
      <style:text-properties officeooo:rsid="007ed2dd" officeooo:paragraph-rsid="007ed2dd"/>
    </style:style>
    <style:style style:name="P147" style:family="paragraph" style:parent-style-name="Text_20_body" style:master-page-name="TOC">
      <style:paragraph-properties style:page-number="auto"/>
      <style:text-properties fo:font-size="2pt" officeooo:rsid="0012ace1" officeooo:paragraph-rsid="0013042c" style:font-size-asian="1.75pt" style:font-size-complex="2pt"/>
    </style:style>
    <style:style style:name="P148" style:family="paragraph" style:parent-style-name="Text_20_body" style:list-style-name="L1">
      <style:text-properties officeooo:rsid="0015e7e7" officeooo:paragraph-rsid="0015e7e7"/>
    </style:style>
    <style:style style:name="P149" style:family="paragraph" style:parent-style-name="Text_20_body" style:list-style-name="L1">
      <style:text-properties officeooo:rsid="0015e7e7" officeooo:paragraph-rsid="00a509f0"/>
    </style:style>
    <style:style style:name="P150" style:family="paragraph" style:parent-style-name="Text_20_body" style:list-style-name="L1">
      <style:text-properties officeooo:rsid="004bc689" officeooo:paragraph-rsid="004bc689"/>
    </style:style>
    <style:style style:name="P151" style:family="paragraph" style:parent-style-name="Text_20_body" style:list-style-name="L1">
      <style:text-properties officeooo:rsid="0046762e" officeooo:paragraph-rsid="0046762e"/>
    </style:style>
    <style:style style:name="P152" style:family="paragraph" style:parent-style-name="Text_20_body" style:list-style-name="L1">
      <style:text-properties officeooo:rsid="00a509f0" officeooo:paragraph-rsid="00a509f0"/>
    </style:style>
    <style:style style:name="P153"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170844"/>
    </style:style>
    <style:style style:name="P154" style:family="paragraph" style:parent-style-name="Text_20_body" style:list-style-name="L2">
      <style:paragraph-properties>
        <style:tab-stops>
          <style:tab-stop style:position="0.499cm"/>
          <style:tab-stop style:position="17cm" style:type="right"/>
        </style:tab-stops>
      </style:paragraph-properties>
      <style:text-properties officeooo:rsid="00170844" officeooo:paragraph-rsid="00d7346c"/>
    </style:style>
    <style:style style:name="P155" style:family="paragraph" style:parent-style-name="Text_20_body" style:list-style-name="L2">
      <style:paragraph-properties>
        <style:tab-stops>
          <style:tab-stop style:position="0.499cm"/>
          <style:tab-stop style:position="17cm" style:type="right"/>
        </style:tab-stops>
      </style:paragraph-properties>
      <style:text-properties officeooo:rsid="0066b2a9" officeooo:paragraph-rsid="00d7346c"/>
    </style:style>
    <style:style style:name="P156" style:family="paragraph" style:parent-style-name="Text_20_body" style:list-style-name="L2">
      <style:paragraph-properties>
        <style:tab-stops>
          <style:tab-stop style:position="0.499cm"/>
          <style:tab-stop style:position="17cm" style:type="right"/>
        </style:tab-stops>
      </style:paragraph-properties>
      <style:text-properties officeooo:rsid="004565d7" officeooo:paragraph-rsid="00d7346c"/>
    </style:style>
    <style:style style:name="P157" style:family="paragraph" style:parent-style-name="Text_20_body" style:list-style-name="L2">
      <style:paragraph-properties>
        <style:tab-stops>
          <style:tab-stop style:position="0.499cm"/>
          <style:tab-stop style:position="17cm" style:type="right"/>
        </style:tab-stops>
      </style:paragraph-properties>
      <style:text-properties officeooo:rsid="004d3ee2" officeooo:paragraph-rsid="00d7346c"/>
    </style:style>
    <style:style style:name="P158" style:family="paragraph" style:parent-style-name="Text_20_body" style:list-style-name="L2">
      <style:paragraph-properties>
        <style:tab-stops>
          <style:tab-stop style:position="0.499cm"/>
          <style:tab-stop style:position="17cm" style:type="right"/>
        </style:tab-stops>
      </style:paragraph-properties>
      <style:text-properties officeooo:rsid="00acd039" officeooo:paragraph-rsid="00d7346c"/>
    </style:style>
    <style:style style:name="P159" style:family="paragraph" style:parent-style-name="Text_20_body" style:list-style-name="L2">
      <style:paragraph-properties>
        <style:tab-stops>
          <style:tab-stop style:position="0.499cm"/>
          <style:tab-stop style:position="17cm" style:type="right"/>
        </style:tab-stops>
      </style:paragraph-properties>
      <style:text-properties officeooo:rsid="004f338a" officeooo:paragraph-rsid="00d7346c"/>
    </style:style>
    <style:style style:name="P160" style:family="paragraph" style:parent-style-name="Text_20_body" style:list-style-name="L3">
      <style:text-properties officeooo:rsid="0047e0f0" officeooo:paragraph-rsid="0047e0f0"/>
    </style:style>
    <style:style style:name="T1" style:family="text">
      <style:text-properties officeooo:rsid="0012ace1"/>
    </style:style>
    <style:style style:name="T2" style:family="text">
      <style:text-properties officeooo:rsid="00b3e9e2"/>
    </style:style>
    <style:style style:name="T3" style:family="text">
      <style:text-properties officeooo:rsid="0015e7e7"/>
    </style:style>
    <style:style style:name="T4" style:family="text">
      <style:text-properties officeooo:rsid="00170f85"/>
    </style:style>
    <style:style style:name="T5" style:family="text">
      <style:text-properties officeooo:rsid="0018c273"/>
    </style:style>
    <style:style style:name="T6" style:family="text">
      <style:text-properties officeooo:rsid="0019ac7d"/>
    </style:style>
    <style:style style:name="T7" style:family="text">
      <style:text-properties officeooo:rsid="001babca"/>
    </style:style>
    <style:style style:name="T8" style:family="text">
      <style:text-properties officeooo:rsid="001c1dcd"/>
    </style:style>
    <style:style style:name="T9" style:family="text">
      <style:text-properties officeooo:rsid="001d6df3"/>
    </style:style>
    <style:style style:name="T10" style:family="text">
      <style:text-properties officeooo:rsid="001fbfaa"/>
    </style:style>
    <style:style style:name="T11" style:family="text">
      <style:text-properties officeooo:rsid="0024edc4"/>
    </style:style>
    <style:style style:name="T12" style:family="text">
      <style:text-properties officeooo:rsid="00268dbd"/>
    </style:style>
    <style:style style:name="T13" style:family="text">
      <style:text-properties officeooo:rsid="0027b4b4"/>
    </style:style>
    <style:style style:name="T14" style:family="text">
      <style:text-properties officeooo:rsid="0028a085"/>
    </style:style>
    <style:style style:name="T15" style:family="text">
      <style:text-properties officeooo:rsid="0029c7ef"/>
    </style:style>
    <style:style style:name="T16" style:family="text">
      <style:text-properties officeooo:rsid="002acaa9"/>
    </style:style>
    <style:style style:name="T17" style:family="text">
      <style:text-properties officeooo:rsid="002c5442"/>
    </style:style>
    <style:style style:name="T18" style:family="text">
      <style:text-properties officeooo:rsid="0031f54b"/>
    </style:style>
    <style:style style:name="T19" style:family="text">
      <style:text-properties officeooo:rsid="003323af"/>
    </style:style>
    <style:style style:name="T20" style:family="text">
      <style:text-properties officeooo:rsid="003bc162"/>
    </style:style>
    <style:style style:name="T21" style:family="text">
      <style:text-properties officeooo:rsid="0041fef0"/>
    </style:style>
    <style:style style:name="T22" style:family="text">
      <style:text-properties officeooo:rsid="004565d7"/>
    </style:style>
    <style:style style:name="T23" style:family="text">
      <style:text-properties officeooo:rsid="004589dc"/>
    </style:style>
    <style:style style:name="T24" style:family="text">
      <style:text-properties officeooo:rsid="0046762e"/>
    </style:style>
    <style:style style:name="T25" style:family="text">
      <style:text-properties officeooo:rsid="004ade61"/>
    </style:style>
    <style:style style:name="T26" style:family="text">
      <style:text-properties officeooo:rsid="004dbadd"/>
    </style:style>
    <style:style style:name="T27" style:family="text">
      <style:text-properties officeooo:rsid="0050ffb1"/>
    </style:style>
    <style:style style:name="T28" style:family="text">
      <style:text-properties officeooo:rsid="0013042c"/>
    </style:style>
    <style:style style:name="T29" style:family="text">
      <style:text-properties officeooo:rsid="00597a58"/>
    </style:style>
    <style:style style:name="T30" style:family="text">
      <style:text-properties officeooo:rsid="005b66d5"/>
    </style:style>
    <style:style style:name="T31" style:family="text">
      <style:text-properties officeooo:rsid="001b81db"/>
    </style:style>
    <style:style style:name="T32" style:family="text">
      <style:text-properties style:use-window-font-color="true" fo:language="en" fo:country="US" style:font-size-asian="10.5pt"/>
    </style:style>
    <style:style style:name="T33" style:family="text">
      <style:text-properties style:use-window-font-color="true" fo:language="en" fo:country="US" officeooo:rsid="001b81db" style:font-size-asian="10.5pt"/>
    </style:style>
    <style:style style:name="T34" style:family="text">
      <style:text-properties style:use-window-font-color="true" fo:language="en" fo:country="US" officeooo:rsid="005bff5a" style:font-size-asian="10.5pt"/>
    </style:style>
    <style:style style:name="T35" style:family="text">
      <style:text-properties fo:language="en" fo:country="US" style:font-size-asian="10.5pt"/>
    </style:style>
    <style:style style:name="T36" style:family="text">
      <style:text-properties fo:language="en" fo:country="US" officeooo:rsid="004d3ee2" style:font-size-asian="10.5pt"/>
    </style:style>
    <style:style style:name="T37" style:family="text">
      <style:text-properties fo:language="en" fo:country="US" officeooo:rsid="00170844" style:font-size-asian="10.5pt"/>
    </style:style>
    <style:style style:name="T38" style:family="text">
      <style:text-properties fo:language="en" fo:country="US" officeooo:rsid="00d7346c" style:font-size-asian="10.5pt"/>
    </style:style>
    <style:style style:name="T39" style:family="text">
      <style:text-properties fo:language="en" fo:country="US" officeooo:rsid="0080eca7" style:font-size-asian="10.5pt"/>
    </style:style>
    <style:style style:name="T40" style:family="text">
      <style:text-properties fo:language="en" fo:country="US" officeooo:rsid="001b81db"/>
    </style:style>
    <style:style style:name="T41" style:family="text">
      <style:text-properties officeooo:rsid="005bff5a"/>
    </style:style>
    <style:style style:name="T42" style:family="text">
      <style:text-properties officeooo:rsid="00612d4d"/>
    </style:style>
    <style:style style:name="T43" style:family="text">
      <style:text-properties officeooo:rsid="0063ffb7"/>
    </style:style>
    <style:style style:name="T44" style:family="text">
      <style:text-properties officeooo:rsid="00659c83"/>
    </style:style>
    <style:style style:name="T45" style:family="text">
      <style:text-properties officeooo:rsid="006d06ec"/>
    </style:style>
    <style:style style:name="T46" style:family="text">
      <style:text-properties officeooo:rsid="0073cc52"/>
    </style:style>
    <style:style style:name="T47" style:family="text">
      <style:text-properties officeooo:rsid="00755dd8"/>
    </style:style>
    <style:style style:name="T48" style:family="text">
      <style:text-properties officeooo:rsid="00774b9f"/>
    </style:style>
    <style:style style:name="T49" style:family="text">
      <style:text-properties officeooo:rsid="0078b928"/>
    </style:style>
    <style:style style:name="T50" style:family="text">
      <style:text-properties officeooo:rsid="007b8c1d"/>
    </style:style>
    <style:style style:name="T51" style:family="text">
      <style:text-properties officeooo:rsid="007ceaf1"/>
    </style:style>
    <style:style style:name="T52" style:family="text">
      <style:text-properties officeooo:rsid="007e8476"/>
    </style:style>
    <style:style style:name="T53" style:family="text">
      <style:text-properties officeooo:rsid="0080eca7"/>
    </style:style>
    <style:style style:name="T54" style:family="text">
      <style:text-properties officeooo:rsid="0082cb4b"/>
    </style:style>
    <style:style style:name="T55" style:family="text">
      <style:text-properties style:font-name="Source Code Pro" fo:font-size="10pt" fo:language="en" fo:country="US" officeooo:rsid="008222ab" style:font-size-asian="10.5pt"/>
    </style:style>
    <style:style style:name="T56" style:family="text">
      <style:text-properties officeooo:rsid="008347c5"/>
    </style:style>
    <style:style style:name="T57" style:family="text">
      <style:text-properties officeooo:rsid="00844448"/>
    </style:style>
    <style:style style:name="T58" style:family="text">
      <style:text-properties officeooo:rsid="006977bb"/>
    </style:style>
    <style:style style:name="T59" style:family="text">
      <style:text-properties officeooo:rsid="0085ff7e"/>
    </style:style>
    <style:style style:name="T60" style:family="text">
      <style:text-properties officeooo:rsid="008a3420"/>
    </style:style>
    <style:style style:name="T61" style:family="text">
      <style:text-properties officeooo:rsid="008ad82d"/>
    </style:style>
    <style:style style:name="T62" style:family="text">
      <style:text-properties officeooo:rsid="008b724c"/>
    </style:style>
    <style:style style:name="T63" style:family="text">
      <style:text-properties officeooo:rsid="0092cb5d"/>
    </style:style>
    <style:style style:name="T64" style:family="text">
      <style:text-properties officeooo:rsid="0095c1f0"/>
    </style:style>
    <style:style style:name="T65" style:family="text">
      <style:text-properties officeooo:rsid="0097d75c"/>
    </style:style>
    <style:style style:name="T66" style:family="text">
      <style:text-properties officeooo:rsid="009a717a"/>
    </style:style>
    <style:style style:name="T67" style:family="text">
      <style:text-properties officeooo:rsid="009d910b"/>
    </style:style>
    <style:style style:name="T68" style:family="text">
      <style:text-properties officeooo:rsid="009e30c0"/>
    </style:style>
    <style:style style:name="T69" style:family="text">
      <style:text-properties officeooo:rsid="00a509f0"/>
    </style:style>
    <style:style style:name="T70" style:family="text">
      <style:text-properties officeooo:rsid="00a6e31a"/>
    </style:style>
    <style:style style:name="T71" style:family="text">
      <style:text-properties officeooo:rsid="00a79741"/>
    </style:style>
    <style:style style:name="T72" style:family="text">
      <style:text-properties officeooo:rsid="00ac4460"/>
    </style:style>
    <style:style style:name="T73" style:family="text">
      <style:text-properties officeooo:rsid="00adebd2"/>
    </style:style>
    <style:style style:name="T74" style:family="text">
      <style:text-properties officeooo:rsid="00afe70c"/>
    </style:style>
    <style:style style:name="T75" style:family="text">
      <style:text-properties officeooo:rsid="00b37e30"/>
    </style:style>
    <style:style style:name="T76" style:family="text">
      <style:text-properties officeooo:rsid="00b933a8"/>
    </style:style>
    <style:style style:name="T77" style:family="text">
      <style:text-properties officeooo:rsid="00b9d651"/>
    </style:style>
    <style:style style:name="T78" style:family="text">
      <style:text-properties officeooo:rsid="00aad815"/>
    </style:style>
    <style:style style:name="T79" style:family="text">
      <style:text-properties officeooo:rsid="00bcf2fd"/>
    </style:style>
    <style:style style:name="T80" style:family="text">
      <style:text-properties officeooo:rsid="00bd8e64"/>
    </style:style>
    <style:style style:name="T81" style:family="text">
      <style:text-properties officeooo:rsid="00c32b57"/>
    </style:style>
    <style:style style:name="T82" style:family="text">
      <style:text-properties officeooo:rsid="00c3c518"/>
    </style:style>
    <style:style style:name="T83" style:family="text">
      <style:text-properties officeooo:rsid="00c55491"/>
    </style:style>
    <style:style style:name="T84" style:family="text">
      <style:text-properties officeooo:rsid="00c76549"/>
    </style:style>
    <style:style style:name="T85" style:family="text">
      <style:text-properties officeooo:rsid="00ca71d3"/>
    </style:style>
    <style:style style:name="T86" style:family="text">
      <style:text-properties officeooo:rsid="00cd1ec7"/>
    </style:style>
    <style:style style:name="T87" style:family="text">
      <style:text-properties officeooo:rsid="00cec5bb"/>
    </style:style>
    <style:style style:name="T88" style:family="text">
      <style:text-properties officeooo:rsid="00cfba0d"/>
    </style:style>
    <style:style style:name="T89" style:family="text">
      <style:text-properties officeooo:rsid="00d1b056"/>
    </style:style>
    <style:style style:name="T90" style:family="text">
      <style:text-properties officeooo:rsid="00d4379c"/>
    </style:style>
    <style:style style:name="T91" style:family="text">
      <style:text-properties officeooo:rsid="00d7346c"/>
    </style:style>
    <style:style style:name="T92" style:family="text">
      <style:text-properties officeooo:rsid="00170844"/>
    </style:style>
    <style:style style:name="T93" style:family="text">
      <style:text-properties officeooo:rsid="00d828a0"/>
    </style:style>
    <style:style style:name="T94" style:family="text">
      <style:text-properties officeooo:rsid="00d905a3"/>
    </style:style>
    <style:style style:name="T95" style:family="text">
      <style:text-properties officeooo:rsid="00db19c7"/>
    </style:style>
    <style:style style:name="T96" style:family="text">
      <style:text-properties officeooo:rsid="00e155ec"/>
    </style:style>
    <style:style style:name="T97" style:family="text">
      <style:text-properties officeooo:rsid="00e31507"/>
    </style:style>
    <style:style style:name="T98" style:family="text">
      <style:text-properties officeooo:rsid="00e4a793"/>
    </style:style>
    <style:style style:name="T99" style:family="text">
      <style:text-properties officeooo:rsid="00e80c06"/>
    </style:style>
    <style:style style:name="T100" style:family="text">
      <style:text-properties officeooo:rsid="00973dad"/>
    </style:style>
    <style:style style:name="T101" style:family="text">
      <style:text-properties officeooo:rsid="00f1448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65"/>
      <text:p text:style-name="P65"/>
      <text:p text:style-name="P65"/>
      <text:p text:style-name="P63"/>
      <text:p text:style-name="P63"/>
      <text:p text:style-name="P63"/>
      <text:p text:style-name="P63"/>
      <text:p text:style-name="P64"><text:title>Parallel Processor User Manual</text:title></text:p>
      <text:p text:style-name="P62"><text:user-defined style:data-style-name="N0" text:name="Autor">Daniel Starke</text:user-defined></text:p>
      <text:p text:style-name="P53"/>
      <text:p text:style-name="P123">COPYRIGHT<text:line-break/><text:line-break/>Parallel Processor Copyright (c) 2015-<text:span text:style-name="T73">2017</text:span> Daniel Starke<text:line-break/><text:line-break/><text:span text:style-name="T73">Redistribution and use in source and binary forms, with or without<text:line-break/>modification, are permitted provided that the following conditions<text:line-break/>are met:<text:line-break/>1. Redistributions of source code must retain the above copyright<text:line-break/> <text:s text:c="2"/>notice, this list of conditions and the following disclaimer.<text:line-break/>2. Redistributions in binary form must reproduce the above copyright<text:line-break/> <text:s text:c="2"/>notice, this list of conditions and the following disclaimer in<text:line-break/> <text:s text:c="2"/>the documentation and/or other materials provided with the<text:line-break/> <text:s text:c="2"/>distribution.<text:line-break/>3. Free for personal and educational use only.<text:line-break/>4. Contact Daniel Starke for commercial use.<text:line-break/> <text:s text:c="2"/>This includes but is not limited to the use in or with advertises.<text:line-break/>5. The names of the contributors may not be used to endorse or promote<text:line-break/> <text:s text:c="2"/>products derived from this software without specific prior written<text:line-break/> <text:s text:c="2"/>permission.</text:span><text:line-break/><text:line-break/> THIS SOFTWARE IS PROVIDED BY THE COPYRIGHT HOLDERS, AUTHORS, AND<text:line-break/> CONTRIBUTORS ``AS IS'' AND ANY EXPRESS OR IMPLIED WARRANTIES,<text:line-break/> INCLUDING, BUT NOT LIMITED TO, THE IMPLIED WARRANTIES OF<text:line-break/> MERCHANTABILITY AND FITNESS FOR A PARTICULAR PURPOSE ARE DISCLAIMED.<text:line-break/> IN NO EVENT SHALL DANIEL STARKE OR ANY AUTHORS OR CONTRIBUTORS BE<text:line-break/> LIABLE FOR ANY DIRECT, INDIRECT, INCIDENTAL, SPECIAL, EXEMPLARY, OR<text:line-break/> CONSEQUENTIAL DAMAGES (INCLUDING, BUT NOT LIMITED TO, PROCUREMENT OF<text:line-break/> SUBSTITUTE GOODS OR SERVICES; LOSS OF USE, DATA, OR PROFITS; OR<text:line-break/> BUSINESS INTERRUPTION) HOWEVER CAUSED AND ON ANY THEORY OF LIABILITY,<text:line-break/> WHETHER IN CONTRACT, STRICT LIABILITY, OR TORT (INCLUDING NEGLIGENCE<text:line-break/> OR OTHERWISE) ARISING IN ANY WAY OUT OF THE USE OF THIS SOFTWARE,<text:line-break/> EVEN IF ADVISED OF THE POSSIBILITY OF SUCH DAMAGE.<text:line-break/><text:line-break/><text:line-break/>LICENSES OF USE<text:span text:style-name="T101">D</text:span> SOFTWARE<text:line-break/><text:line-break/>BOOST LICENSE<text:line-break/><text:line-break/>Boost Software License - Version 1.0 - August 17th, 2003<text:line-break/><text:line-break/>Permission is hereby granted, free of charge, to any person or organization<text:line-break/>obtaining a copy of the software and accompanying documentation covered by<text:line-break/>this license (the "Software") to use, reproduce, display, distribute,<text:line-break/><text:soft-page-break/>execute, and transmit the Software, and to prepare derivative works of the<text:line-break/>Software, and to permit third-parties to whom the Software is furnished to<text:line-break/>do so, all subject to the following:<text:line-break/><text:line-break/>The copyright notices in the Software and this entire statement, including<text:line-break/>the above license grant, this restriction and the following disclaimer,<text:line-break/>must be included in all copies of the Software, in whole or in part, and<text:line-break/>all derivative works of the Software, unless such copies or derivative<text:line-break/>works are solely in the form of machine-executable object code generated by<text:line-break/>a source language processor.<text:line-break/><text:lin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line-break/><text:line-break/><text:line-break/>SQLITE LICENSE<text:line-break/><text:line-break/>All of the code and documentation in SQLite has been dedicated to the public<text:line-break/>domain by the authors. All code authors, and representatives of the companies<text:line-break/>they work for, have signed affidavits dedicating their contributions to the<text:line-break/>public domain and originals of those signed affidavits are stored in a<text:line-break/>firesafe at the main offices of Hwaci. Anyone is free to copy, modify,<text:line-break/>publish, use, compile, sell, or distribute the original SQLite code, either<text:line-break/>in source code form or as a compiled binary, for any purpose, commercial or<text:line-break/>non-commercial, and by any means.<text:line-break/><text:line-break/><text:line-break/>UNICODE DATA LICENSE<text:line-break/><text:line-break/>COPYRIGHT AND PERMISSION NOTICE<text:line-break/><text:line-break/>Copyright © 1991-2015 Unicode, Inc. All rights reserved.<text:line-break/>Distributed under the Terms of Use in <text:line-break/><text:a xlink:type="simple" xlink:href="http://www.unicode.org/copyright.html" text:style-name="Internet_20_link" text:visited-style-name="Visited_20_Internet_20_Link">http://www.unicode.org/copyright.html</text:a>.<text:line-break/><text:line-break/>Permission is hereby granted, free of charge, to any person obtaining<text:line-break/>a copy of the Unicode data files and any associated documentation<text:line-break/><text:soft-page-break/>(the "Data Files") or Unicode software and any associated documentation<text:line-break/>(the "Software") to deal in the Data Files or Software<text:line-break/>without restriction, including without limitation the rights to use,<text:line-break/>copy, modify, merge, publish, distribute, and/or sell copies of<text:line-break/>the Data Files or Software, and to permit persons to whom the Data Files<text:line-break/>or Software are furnished to do so, provided that<text:line-break/>(a) this copyright and permission notice appear with all copies <text:line-break/> <text:s text:c="3"/>of the Data Files or Software,<text:line-break/>(b) this copyright and permission notice appear in associated <text:line-break/> <text:s text:c="3"/>documentation, and<text:line-break/>(c) there is clear notice in each modified Data File or in the Software<text:line-break/> <text:s text:c="3"/>as well as in the documentation associated with the Data File(s) or<text:line-break/> <text:s text:c="3"/>Software that the data or software has been modified.<text:line-break/><text:line-break/>THE DATA FILES AND SOFTWARE ARE PROVIDED "AS IS", WITHOUT WARRANTY OF ANY KIND, EXPRESS OR IMPLIED, INCLUDING BUT NOT LIMITED TO THE WARRANTIES OF MERCHANTABILITY, FITNESS FOR A PARTICULAR PURPOSE AND NONINFRINGEMENT OF THIRD PARTY RIGHTS.<text:line-break/>IN NO EVENT SHALL THE COPYRIGHT HOLDER OR HOLDERS INCLUDED IN THIS NOTICE BE LIABLE FOR ANY CLAIM, OR ANY SPECIAL INDIRECT OR CONSEQUENTIAL<text:line-break/>DAMAGES, OR ANY DAMAGES WHATSOEVER RESULTING FROM LOSS OF USE, DATA OR PROFITS, WHETHER IN AN ACTION OF CONTRACT, NEGLIGENCE OR OTHER TORTIOUS ACTION, ARISING OUT OF OR IN CONNECTION WITH THE USE OR PERFORMANCE OF THE DATA FILES OR SOFTWARE.<text:line-break/><text:line-break/>Except as contained in this notice, the name of a copyright holder<text:line-break/>shall not be used in advertising or otherwise to promote the sale,<text:line-break/>use or other dealings in these Data Files or Software without prior<text:line-break/>written authorization of the copyright holder.</text:p>
      <text:p text:style-name="P147"/>
      <text:table-of-content text:style-name="Sect1" text:protected="true" text:name="Inhaltsverzeichni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24"><text:a xlink:type="simple" xlink:href="#__RefHeading__124_1705256343" text:style-name="Index_20_Link" text:visited-style-name="Index_20_Link"><text:s/>1 Introduction<text:tab/>1</text:a></text:p>
          <text:p text:style-name="P124"><text:a xlink:type="simple" xlink:href="#__RefHeading___Toc1906_1061196129" text:style-name="Index_20_Link" text:visited-style-name="Index_20_Link"><text:s/>2 Getting Started<text:tab/>2</text:a></text:p>
          <text:p text:style-name="P124"><text:a xlink:type="simple" xlink:href="#__RefHeading__484_1705256343" text:style-name="Index_20_Link" text:visited-style-name="Index_20_Link"><text:s/>3 Command-line Options<text:tab/>4</text:a></text:p>
          <text:p text:style-name="P124"><text:a xlink:type="simple" xlink:href="#__RefHeading__486_1705256343" text:style-name="Index_20_Link" text:visited-style-name="Index_20_Link"><text:s/>4 Syntax<text:tab/>5</text:a></text:p>
          <text:p text:style-name="P125"><text:a xlink:type="simple" xlink:href="#__RefHeading__490_1705256343" text:style-name="Index_20_Link" text:visited-style-name="Index_20_Link"><text:s/>4.1 Pragma<text:tab/>5</text:a></text:p>
          <text:p text:style-name="P126"><text:a xlink:type="simple" xlink:href="#__RefHeading__492_1705256343" text:style-name="Index_20_Link" text:visited-style-name="Index_20_Link"><text:s/>4.1.1 Enable / Disable<text:tab/>5</text:a></text:p>
          <text:p text:style-name="P126"><text:a xlink:type="simple" xlink:href="#__RefHeading___Toc1337_736936355" text:style-name="Index_20_Link" text:visited-style-name="Index_20_Link"><text:s/>4.1.2 Shell<text:tab/>6</text:a></text:p>
          <text:p text:style-name="P126"><text:a xlink:type="simple" xlink:href="#__RefHeading___Toc1951_1471157510" text:style-name="Index_20_Link" text:visited-style-name="Index_20_Link"><text:s/>4.1.3 Import<text:tab/>7</text:a></text:p>
          <text:p text:style-name="P126"><text:a xlink:type="simple" xlink:href="#__RefHeading___Toc1578_18881313" text:style-name="Index_20_Link" text:visited-style-name="Index_20_Link"><text:s/>4.1.4 Include<text:tab/>7</text:a></text:p>
          <text:p text:style-name="P127"><text:a xlink:type="simple" xlink:href="#__RefHeading___Toc1580_18881313" text:style-name="Index_20_Link" text:visited-style-name="Index_20_Link"><text:s/>4.1.4.1 Global Scope<text:tab/>7</text:a></text:p>
          <text:p text:style-name="P127"><text:a xlink:type="simple" xlink:href="#__RefHeading___Toc1582_18881313" text:style-name="Index_20_Link" text:visited-style-name="Index_20_Link"><text:s/>4.1.4.2 Process Scope<text:tab/>7</text:a></text:p>
          <text:p text:style-name="P127"><text:a xlink:type="simple" xlink:href="#__RefHeading___Toc1583_1092793970" text:style-name="Index_20_Link" text:visited-style-name="Index_20_Link"><text:s/>4.1.4.3 Execution Scope<text:tab/>8</text:a></text:p>
          <text:p text:style-name="P126"><text:a xlink:type="simple" xlink:href="#__RefHeading___Toc1171_1732160339" text:style-name="Index_20_Link" text:visited-style-name="Index_20_Link"><text:s/>4.1.5 Verbosity<text:tab/>8</text:a></text:p>
          <text:p text:style-name="P126"><text:a xlink:type="simple" xlink:href="#__RefHeading__496_1705256343" text:style-name="Index_20_Link" text:visited-style-name="Index_20_Link"><text:s/>4.1.6 Error, Warn, Info and Debug<text:tab/>8</text:a></text:p>
          <text:p text:style-name="P126"><text:a xlink:type="simple" xlink:href="#__RefHeading___Toc1891_1524236331" text:style-name="Index_20_Link" text:visited-style-name="Index_20_Link"><text:s/>4.1.7 If Statement<text:tab/>9</text:a></text:p>
          <text:p text:style-name="P125"><text:a xlink:type="simple" xlink:href="#__RefHeading___Toc2160_440956863" text:style-name="Index_20_Link" text:visited-style-name="Index_20_Link"><text:s/>4.2 Variables<text:tab/>9</text:a></text:p>
          <text:p text:style-name="P126"><text:a xlink:type="simple" xlink:href="#__RefHeading___Toc1709_658337520" text:style-name="Index_20_Link" text:visited-style-name="Index_20_Link"><text:s/>4.2.1 Pre-Defined Variables<text:tab/>9</text:a></text:p>
          <text:p text:style-name="P126"><text:a xlink:type="simple" xlink:href="#__RefHeading__498_1705256343" text:style-name="Index_20_Link" text:visited-style-name="Index_20_Link"><text:s/>4.2.2 Special Variables<text:tab/>10</text:a></text:p>
          <text:p text:style-name="P126"><text:a xlink:type="simple" xlink:href="#__RefHeading___Toc1534_1382254091" text:style-name="Index_20_Link" text:visited-style-name="Index_20_Link"><text:s/>4.2.3 Removal<text:tab/>12</text:a></text:p>
          <text:p text:style-name="P126"><text:a xlink:type="simple" xlink:href="#__RefHeading__500_1705256343" text:style-name="Index_20_Link" text:visited-style-name="Index_20_Link"><text:s/>4.2.4 Assignment<text:tab/>12</text:a></text:p>
          <text:p text:style-name="P126"><text:a xlink:type="simple" xlink:href="#__RefHeading__502_1705256343" text:style-name="Index_20_Link" text:visited-style-name="Index_20_Link"><text:s/>4.2.5 Functions<text:tab/>12</text:a></text:p>
          <text:p text:style-name="P126"><text:a xlink:type="simple" xlink:href="#__RefHeading___Toc2162_440956863" text:style-name="Index_20_Link" text:visited-style-name="Index_20_Link"><text:s/>4.2.6 Scopes<text:tab/>13</text:a></text:p>
          <text:p text:style-name="P125"><text:a xlink:type="simple" xlink:href="#__RefHeading__504_1705256343" text:style-name="Index_20_Link" text:visited-style-name="Index_20_Link"><text:s/>4.3 Process<text:tab/>14</text:a></text:p>
          <text:p text:style-name="P126"><text:a xlink:type="simple" xlink:href="#__RefHeading__506_1705256343" text:style-name="Index_20_Link" text:visited-style-name="Index_20_Link"><text:s/>4.3.1 Process Block<text:tab/>14</text:a></text:p>
          <text:p text:style-name="P126"><text:a xlink:type="simple" xlink:href="#__RefHeading__508_1705256343" text:style-name="Index_20_Link" text:visited-style-name="Index_20_Link"><text:s/>4.3.2 all Type<text:tab/>15</text:a></text:p>
          <text:p text:style-name="P126"><text:a xlink:type="simple" xlink:href="#__RefHeading__510_1705256343" text:style-name="Index_20_Link" text:visited-style-name="Index_20_Link"><text:s/>4.3.3 foreach Type<text:tab/>15</text:a></text:p>
          <text:p text:style-name="P126"><text:a xlink:type="simple" xlink:href="#__RefHeading___Toc1517_78559491" text:style-name="Index_20_Link" text:visited-style-name="Index_20_Link"><text:s/>4.3.4 none Type<text:tab/>15</text:a></text:p>
          <text:p text:style-name="P125"><text:a xlink:type="simple" xlink:href="#__RefHeading__512_1705256343" text:style-name="Index_20_Link" text:visited-style-name="Index_20_Link"><text:s/>4.4 Execution<text:tab/>15</text:a></text:p>
          <text:p text:style-name="P125"><text:a xlink:type="simple" xlink:href="#__RefHeading___Toc2016_1610554722" text:style-name="Index_20_Link" text:visited-style-name="Index_20_Link"><text:s/>4.5 Log Output Format<text:tab/>16</text:a></text:p>
          <text:p text:style-name="P125"><text:a xlink:type="simple" xlink:href="#__RefHeading___Toc1760_85231407" text:style-name="Index_20_Link" text:visited-style-name="Index_20_Link"><text:s/>4.6 Extended Backus–Naur Form<text:tab/>17</text:a></text:p>
        </text:index-body>
      </text:table-of-content>
      <text:p text:style-name="P3"/>
      <text:list xml:id="list759647015" text:style-name="Outline">
        <text:list-item>
          <text:h text:style-name="P130" text:outline-level="1"><text:bookmark-start text:name="__RefHeading__124_1705256343"/>Introduction<text:bookmark-end text:name="__RefHeading__124_1705256343"/></text:h>
        </text:list-item>
      </text:list>
      <text:p text:style-name="P20">The main purpose of this program is to execute programs/commands that expect input files and return output files as parallel as possible. The program uses script files to describe the commands that are to be executed to obtain the expected output files from the given input files. Dependency chains can be defined to restrict the parallel execution of these commands. It is also possible to automatically check the exit code of the executed commands.</text:p>
      <text:p text:style-name="P42">The only way to operate this application is via console.</text:p>
      <text:list xml:id="list457366278046" text:continue-numbering="true" text:style-name="Outline">
        <text:list-item>
          <text:h text:style-name="Heading_20_1" text:outline-level="1"><text:bookmark-start text:name="__RefHeading___Toc1906_1061196129"/>Getting Started<text:bookmark-end text:name="__RefHeading___Toc1906_1061196129"/></text:h>
        </text:list-item>
      </text:list>
      <text:p text:style-name="P43">The Parallel Processor operates on files thus a basic use case could be the following example <text:span text:style-name="T63">(a Linux like command-line environment is expected)</text:span>.</text:p>
      <text:p text:style-name="P43">Let us imagine we have a set of images and documents and want to create a website that lists all those files which a little thumbnail. We have already prepared an application to resample images via command-line and one to create a thumbnail image from a PDF document. A frames thumbnail image is created of each previous output before the final website is created. The application which takes a list of those files to create a website out of it is also available.</text:p>
      <text:p text:style-name="P43">The goal is to utilize our multi-core system to create the thumbnail images in parallel.</text:p>
      <text:p text:style-name="P43">The first step would be to set up our basic script environment.</text:p>
      <text:p text:style-name="P110">01 @enable environment-variables<text:line-break/>02 @enable variable-checking<text:line-break/>03 @enable command-checking<text:line-break/>04 @enable full-recursive-match<text:line-break/>05 @enable remove-remains<text:line-break/>06 <text:line-break/>07 db = "pp.db"<text:line-break/>08 log = "log.txt"<text:line-break/>09 progress = "stderr"<text:line-break/>10 <text:line-break/>11 img = "(?&lt;path&gt;images)/(?&lt;file&gt;.*\.(?i:jpg|png|gif))"<text:line-break/>12 doc = "(?&lt;path&gt;documents)/(?&lt;file&gt;.*\.(?i:pdf))"<text:line-break/>13 tmp = "temporary"<text:line-break/>14 out = "thumbs"<text:line-break/>15 </text:p>
      <text:p text:style-name="P44">Our database for remaining file deletion is “pp.db” and logs are written to “log.txt”. The current progress is shown on the standard error console.<text:line-break/>The input images are located in images/ and are filtered by file extension for jpg, png and gif. Likewise, the documents are located in documents/ and only PDF files are taken. All temporaries are created in temporaries and the output for the thumbnails goes to thumbs.</text:p>
      <text:p text:style-name="Textkörper_20_-_20_Example">The next step would be the definition of our file creation rules.</text:p>
      <text:p text:style-name="P114">16 process : CreateFolders {<text:line-break/>17 <text:tab/>none {<text:line-break/>18 <text:tab/><text:tab/>destination[1] = "{tmp}/images"<text:line-break/>19 <text:tab/><text:tab/>destination[2] = "{tmp}/documents"<text:line-break/>20 <text:tab/><text:tab/>destination[3] = "{out}/images"<text:line-break/>21 <text:tab/><text:tab/>destination[4] = "{out}/documents"<text:line-break/>22 <text:tab/><text:tab/>mkdir -p "{destination[1]}"<text:line-break/>23 <text:tab/><text:tab/>mkdir -p "{destination[2]}"<text:line-break/>24 <text:tab/><text:tab/>mkdir -p "{destination[3]}"<text:line-break/>25 <text:tab/><text:tab/>mkdir -p "{destination[4]}"<text:line-break/>26 <text:tab/>}<text:line-break/>27 }<text:line-break/>28 </text:p>
      <text:p text:style-name="P114"><text:soft-page-break/>29 process : CreateImageThumbnail {<text:line-break/>30 <text:tab/>foreach ".*" {<text:line-break/>31 <text:tab/><text:tab/>~destination = "{tmp}/(?&lt;path&gt;{path})/(?&lt;file&gt;{file})"<text:line-break/>32 <text:tab/><text:tab/>ResizeImage --size 120x80 --input "{?}" --output "{destination}"<text:line-break/>33 <text:tab/>}<text:line-break/>34 }<text:line-break/>35 <text:line-break/>36 process : CreatePdfThumbnail {<text:line-break/>37 <text:tab/>foreach ".*" {<text:line-break/>38 <text:tab/><text:tab/>~destination = "{tmp}/(?&lt;path&gt;{path})/(?&lt;file&gt;{file}.png)"<text:line-break/>39 <text:tab/><text:tab/>PdfToThumbnail --width 120 --height 80 --input "{?}" --output "{destination}" --type png<text:line-break/>40 <text:tab/>}<text:line-break/>41 }<text:line-break/>42 <text:line-break/>43 process : CreateFramedImage {<text:line-break/>44 <text:tab/>foreach ".*" {<text:line-break/>45 <text:tab/><text:tab/>destination = "(?&lt;path&gt;{out}/{path})/(?&lt;file&gt;{file})"<text:line-break/>46 <text:tab/><text:tab/>DecorateImage --type frame --border-size=3 --input "{?}" --output "{destination}"<text:line-break/>47 <text:tab/><text:tab/>echo "{path}/{file}" &gt; "{destination}.src"<text:line-break/>48 <text:tab/>}<text:line-break/>49 }<text:line-break/>50 <text:line-break/>51 process : CreateWebsite {<text:line-break/>52 <text:tab/>all ".*" {<text:line-break/>53 <text:tab/><text:tab/>~destination[1] = "input-list.txt"<text:line-break/>54 <text:tab/><text:tab/>destination[2] = "index.html"<text:line-break/>55 <text:tab/><text:tab/>for file in {@*}; do echo "$file -&gt; `cat \\"$\{file\}.src\\"`"; done &gt; {destination[1]}<text:line-break/>56 <text:tab/><text:tab/>WebsiteFromThumbs --input-list "{destination[1]}" --output "{destination[2]}"<text:line-break/>57 <text:tab/>}<text:line-break/>58 }<text:line-break/>59 </text:p>
      <text:p text:style-name="P45"><text:span text:style-name="Inline_20_Code">CreateFolders</text:span> will create all necessary folders. <text:span text:style-name="Inline_20_Code"><text:span text:style-name="T65">CreateImageThumbnail</text:span></text:span><text:span text:style-name="T65"> creates the thumbnails out of the image files. </text:span><text:span text:style-name="Inline_20_Code"><text:span text:style-name="T65">CreatePdfThumbnail</text:span></text:span><text:span text:style-name="T65"> will perform the same for the PDF files using a different application. </text:span><text:span text:style-name="Inline_20_Code"><text:span text:style-name="T65">CreateFramedImage</text:span></text:span><text:span text:style-name="T65"> uses yet another application to create a thumbnail with a frame from all previously created thumbnails. And </text:span><text:span text:style-name="Inline_20_Code"><text:span text:style-name="T65">CreateWebsite</text:span></text:span><text:span text:style-name="T65"> takes in a list with all thumbnails and a link to their original file. Intermediate files marked with </text:span><text:span text:style-name="Inline_20_Code"><text:span text:style-name="T65">~</text:span></text:span><text:span text:style-name="T65"> are deleted at the end.</text:span></text:p>
      <text:p text:style-name="P46">Finally we would define the execution rule in which order the steps shall be performed.</text:p>
      <text:p text:style-name="Quellcode">60 execution : default {<text:line-break/>61 <text:tab/>CreateFolders<text:line-break/>62 <text:tab/>&gt; (CreateImageThumbnail("{img}") | CreatePdfThumbnail("{doc}"))<text:line-break/>63 <text:tab/>&gt; CreateFramedImage<text:line-break/>64 <text:tab/>&gt; CreateWebsite<text:line-break/>65 }</text:p>
      <text:p text:style-name="P46">The first step is to create all folders. The next step executes the image and PDF thumbnail creation in parallel followed by the creation of the framed thumbnail images after all thumbnails have been created. The last step takes all input files and creates the desired website.</text:p>
      <text:list xml:id="list457293469357" text:continue-numbering="true" text:style-name="Outline">
        <text:list-item>
          <text:h text:style-name="P128" text:outline-level="1"><text:bookmark-start text:name="__RefHeading__484_1705256343"/>Command-line Options<text:bookmark-end text:name="__RefHeading__484_1705256343"/></text:h>
        </text:list-item>
      </text:list>
      <text:p text:style-name="P21">pp -bCf?hj?n [&lt;target&gt; ...] [&lt;variable&gt;=&lt;value&gt; ...]</text:p>
      <text:p text:style-name="P21"/>
      <text:p text:style-name="P21"><text:s/>-b, --build</text:p>
      <text:p text:style-name="P21"><text:s text:c="2"/>Forces all parts to be executed.</text:p>
      <text:p text:style-name="P21"><text:s/>-C, --change-directory &lt;directory&gt;</text:p>
      <text:p text:style-name="P21"><text:s text:c="2"/>Change to this directory beforehand.</text:p>
      <text:p text:style-name="P21"><text:s/>-f, --file &lt;file&gt;</text:p>
      <text:p text:style-name="P21"><text:s text:c="2"/>Defines the path to the script file.</text:p>
      <text:p text:style-name="P21"><text:s text:c="2"/>The default value is "process.parallel".</text:p>
      <text:p text:style-name="P21"><text:s/>-h, --help</text:p>
      <text:p text:style-name="P21"><text:s text:c="2"/>Prints out this description.</text:p>
      <text:p text:style-name="P21"><text:s/>-j, --jobs &lt;number&gt;</text:p>
      <text:p text:style-name="P58"><text:s text:c="2"/>Execute with the given number of threads. It is possible to define this value</text:p>
      <text:p text:style-name="P58"><text:s text:c="2"/>in percent of available cores. The default is the number of virtual cores.</text:p>
      <text:p text:style-name="P50"><text:s/>--license</text:p>
      <text:p text:style-name="P50"><text:s text:c="2"/>Displays the licenses for this program.</text:p>
      <text:p text:style-name="P21"><text:s/>-n, --print-only</text:p>
      <text:p text:style-name="P21"><text:s text:c="2"/>Only prints the commands that would had been executed.</text:p>
      <text:p text:style-name="P22"><text:s/>-v, --verbosity &lt;enumeration&gt;</text:p>
      <text:p text:style-name="P23"><text:s text:c="2"/>Sets the verbosity level. Default is <text:span text:style-name="T82">WARN</text:span>. <text:span text:style-name="T94">Setting this overwrites all</text:span></text:p>
      <text:p text:style-name="P24"><text:s text:c="2"/><text:span text:style-name="T94">verbosity settings in the script making this the only verbosity level.</text:span></text:p>
      <text:p text:style-name="P23"><text:s text:c="2"/>Possible values are ERROR, WARN, INFO and DEBUG.</text:p>
      <text:p text:style-name="P21"/>
      <text:p text:style-name="P21">target</text:p>
      <text:p text:style-name="P21"><text:s text:c="2"/>Execute these targets <text:span text:style-name="T81">in sequence</text:span>.</text:p>
      <text:p text:style-name="P21"><text:s text:c="2"/>The default target is "default".</text:p>
      <text:p text:style-name="P21"/>
      <text:p text:style-name="P21">variable=value</text:p>
      <text:p text:style-name="P21"><text:s text:c="2"/>Set these additional environment variables to the given value.</text:p>
      <text:list xml:id="list456888685805" text:continue-numbering="true" text:style-name="Outline">
        <text:list-item>
          <text:h text:style-name="P129" text:outline-level="1"><text:bookmark-start text:name="__RefHeading__486_1705256343"/>Syntax<text:bookmark-end text:name="__RefHeading__486_1705256343"/></text:h>
          <text:list>
            <text:list-item>
              <text:h text:style-name="P131" text:outline-level="2"><text:bookmark-start text:name="__RefHeading__490_1705256343"/>Pragm<text:span text:style-name="T9">a</text:span><text:bookmark-end text:name="__RefHeading__490_1705256343"/></text:h>
            </text:list-item>
          </text:list>
        </text:list-item>
      </text:list>
      <text:p text:style-name="Text_20_body">Pragma directives are available to change the <text:span text:style-name="T43">way in which</text:span> the script is parsed. They always start with an at mark <text:span text:style-name="Inline_20_Code">@ </text:span>and there are <text:span text:style-name="T98">the following</text:span> types available.</text:p>
      <text:list xml:id="list3435842698" text:style-name="L1">
        <text:list-item>
          <text:p text:style-name="P148">Pragmas to enable or disable options.</text:p>
        </text:list-item>
        <text:list-item>
          <text:p text:style-name="P150">Set the used shell.</text:p>
        </text:list-item>
        <text:list-item>
          <text:p text:style-name="P149">To <text:span text:style-name="T69">import </text:span>other script files in place <text:span text:style-name="T69">only once</text:span>.</text:p>
        </text:list-item>
        <text:list-item>
          <text:p text:style-name="P148">To include other script files in place.</text:p>
        </text:list-item>
        <text:list-item>
          <text:p text:style-name="P151">To set the verbosity level.</text:p>
        </text:list-item>
        <text:list-item>
          <text:p text:style-name="P148">To output details <text:span text:style-name="T24">during pre-procession</text:span>.</text:p>
        </text:list-item>
        <text:list-item>
          <text:p text:style-name="P152">To conditionally include parts of the script.</text:p>
        </text:list-item>
      </text:list>
      <text:list xml:id="list456786597402" text:continue-list="list456888685805" text:style-name="Outline">
        <text:list-item>
          <text:list>
            <text:list-item>
              <text:list>
                <text:list-item>
                  <text:h text:style-name="P137" text:outline-level="3"><text:bookmark-start text:name="__RefHeading__492_1705256343"/>Enable / Disable<text:bookmark-end text:name="__RefHeading__492_1705256343"/></text:h>
                </text:list-item>
              </text:list>
            </text:list-item>
          </text:list>
        </text:list-item>
      </text:list>
      <text:p text:style-name="P4">Enabling or disabling <text:span text:style-name="T12">an option</text:span> will <text:span text:style-name="T12">enforce the given option </text:span>until the next change <text:span text:style-name="T13">of</text:span> <text:span text:style-name="T12">it</text:span>. The following options can be enabled or disable<text:span text:style-name="T11">d</text:span>.</text:p>
      <text:list xml:id="list3189125304" text:style-name="L2">
        <text:list-item>
          <text:p text:style-name="P153"><text:span text:style-name="T91">e</text:span>nvironment-variables<text:tab/><text:span text:style-name="T91">default: enabled</text:span><text:line-break/>Loads the environment variables into the global variable scope. This makes it possible to access all environment variables like any other variable. <text:span text:style-name="T93">Variables given via command-line and pre-defined variables are also affected by this.</text:span></text:p>
        </text:list-item>
        <text:list-item>
          <text:p text:style-name="P153">variable-checking<text:tab/><text:span text:style-name="T91">default: enabled</text:span><text:line-break/>Force<text:span text:style-name="T14">s</text:span> access to missing variables to fail the program execution. Not enabling this option will only output a warning when trying to access a variable that was not defined beforehand.</text:p>
        </text:list-item>
        <text:list-item>
          <text:p text:style-name="P154">command-checking<text:tab/><text:span text:style-name="T91">default: enabled</text:span><text:line-break/>Enable this to force a check of the exit code of the programs executed. This is valid for all process blocks defined after the line in which this pragma is set. This will force the <text:span text:style-name="T95">transition to abort</text:span> if a program returned an exit code different from zero. Not doing so will ignore the exit codes.</text:p>
        </text:list-item>
        <text:list-item>
          <text:p text:style-name="P155">nested-variables<text:span text:style-name="T92"><text:tab/>default: enabled</text:span><text:line-break/>Setting this option enables variable assignment within a process block. Not setting this option will interpret all variable assignments except the destination variable assignment in process blocks as commands.</text:p>
        </text:list-item>
        <text:list-item>
          <text:p text:style-name="P156"><text:soft-page-break/>full-recursive-match<text:span text:style-name="T92"><text:tab/>default: disabled</text:span><text:line-break/>This forces the regular expression path matching to match against every possible sub-path instead of just comparing the path elements against the regular expression. It can be used for example to find all files with a specific file extension in a given path. Due to its nature this variant is much slower than the default element-wise matching for directories with many elements.</text:p>
        </text:list-item>
        <text:list-item>
          <text:p text:style-name="P157">remove-temporaries<text:span text:style-name="T92"><text:tab/>default: enabled</text:span><text:line-break/><text:span text:style-name="T90">R</text:span>emoves all temporaries (destination variable prefixed with ~) that got their direct dependent created successfully.</text:p>
        </text:list-item>
        <text:list-item>
          <text:p text:style-name="P158"><text:span text:style-name="T36">clean-up-incompletes</text:span><text:span text:style-name="T37"><text:tab/></text:span><text:span text:style-name="T38">default: enabled</text:span><text:line-break/><text:span text:style-name="T90">A</text:span>utomatically delete all destination files of transitions which were not completely performed (e.g. due to execution abortion) <text:span text:style-name="T90">if set</text:span>.</text:p>
        </text:list-item>
        <text:list-item>
          <text:p text:style-name="P159">remove-remains<text:span text:style-name="T92"><text:tab/>default: enabled</text:span><text:line-break/><text:span text:style-name="T90">R</text:span>emoves all excessive files that are still remaining from the last <text:span text:style-name="T27">execution if activated</text:span>.</text:p>
        </text:list-item>
      </text:list>
      <text:p text:style-name="Textkörper_20_-_20_Example">Examples:</text:p>
      <text:p text:style-name="P108">@enable environment-variables</text:p>
      <text:p text:style-name="Textkörper_20_-_20_Example">Inserts all environment variables into the global variable scope.</text:p>
      <text:p text:style-name="Quellcode">@disable environment-variables</text:p>
      <text:p text:style-name="P5">Hides all environment variables from the global variable scope.</text:p>
      <text:list xml:id="list457305574325" text:continue-list="list456786597402" text:style-name="Outline">
        <text:list-item>
          <text:list>
            <text:list-item>
              <text:list>
                <text:list-item>
                  <text:h text:style-name="P138" text:outline-level="3"><text:bookmark-start text:name="__RefHeading___Toc1337_736936355"/>Shell<text:bookmark-end text:name="__RefHeading___Toc1337_736936355"/></text:h>
                </text:list-item>
              </text:list>
            </text:list-item>
          </text:list>
        </text:list-item>
      </text:list>
      <text:p text:style-name="P29">This can be used either to define a shell or to use an already defined shell. All commands following the enabled shell are executed by that shell. The predefined shell “default” is used in case no shell is enforced.</text:p>
      <text:p text:style-name="Textkörper_20_-_20_Example">Example on how to define a shell:</text:p>
      <text:p text:style-name="P113">@shell : newShell {<text:line-break/><text:tab/>path = <text:span text:style-name="T100">"</text:span>{ComSpec}<text:span text:style-name="T100">"</text:span><text:line-break/><text:tab/>commandLine = <text:span text:style-name="T100">"</text:span>{ComSpec} /c {?}<text:span text:style-name="T100">"</text:span><text:line-break/><text:tab/>replace = / /^ /<text:line-break/><text:tab/>raw = <text:span text:style-name="T100">"</text:span>true<text:span text:style-name="T100">"</text:span><text:line-break/>}</text:p>
      <text:p text:style-name="P29">The here defined shell is called “newShell” for further reference and uses all possible parameters. These parameters are possible:</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99">Variable Name</text:p>
            </table:table-cell>
            <table:table-cell table:style-name="Tabelle2.A1" office:value-type="string">
              <text:p text:style-name="P103">Mandatory</text:p>
            </table:table-cell>
            <table:table-cell table:style-name="Tabelle2.C1" office:value-type="string">
              <text:p text:style-name="P99">Meaning</text:p>
            </table:table-cell>
          </table:table-row>
        </table:table-header-rows>
        <table:table-row>
          <table:table-cell table:style-name="Tabelle2.A2" office:value-type="string">
            <text:p text:style-name="P75">path</text:p>
          </table:table-cell>
          <table:table-cell table:style-name="Tabelle2.A2" office:value-type="string">
            <text:p text:style-name="P75">yes</text:p>
          </table:table-cell>
          <table:table-cell table:style-name="Tabelle2.C2" office:value-type="string">
            <text:p text:style-name="P75">Sets the path to the defined shell. The path will be resolved in the same way the system shell would resolve the path if no absolute path is given. Variable substitution is performed as in global variable scope.</text:p>
          </table:table-cell>
        </table:table-row>
        <text:soft-page-break/>
        <table:table-row>
          <table:table-cell table:style-name="Tabelle2.A2" office:value-type="string">
            <text:p text:style-name="P75">commandLine</text:p>
          </table:table-cell>
          <table:table-cell table:style-name="Tabelle2.A2" office:value-type="string">
            <text:p text:style-name="P75">yes</text:p>
          </table:table-cell>
          <table:table-cell table:style-name="Tabelle2.C2" office:value-type="string">
            <text:p text:style-name="P75">Defines the command line the shell shall be called with. This includes the executable name. The variable ? is replaced with the actual command.</text:p>
          </table:table-cell>
        </table:table-row>
        <table:table-row>
          <table:table-cell table:style-name="Tabelle2.A2" office:value-type="string">
            <text:p text:style-name="P75"><text:bookmark-start text:name="replace_variable"/>replace<text:bookmark-end text:name="replace_variable"/></text:p>
          </table:table-cell>
          <table:table-cell table:style-name="Tabelle2.A2" office:value-type="string">
            <text:p text:style-name="P75">no</text:p>
          </table:table-cell>
          <table:table-cell table:style-name="Tabelle2.C2" office:value-type="string">
            <text:p text:style-name="P75">Performs a find &amp; replace operation on the command string before substitution of the variable ? in commandLine. Multiple replace variables can be defined by using the array syntax. In this case the replacement is done in the sorted order of the index whereas no index will be performed first.</text:p>
            <text:p text:style-name="P75">The syntax for the replace value differs from the normal variable assignment and is defined as:</text:p>
            <text:p text:style-name="P75"><text:tab/>Replace = Char, RegEx, Char, Format, Char</text:p>
            <text:p text:style-name="P75">Here Char is always the same character and can be any character. RegEx is a regular expression as defined in Perl. Format is a format string as defined in Perl.</text:p>
          </table:table-cell>
        </table:table-row>
        <table:table-row>
          <table:table-cell table:style-name="Tabelle2.A2" office:value-type="string">
            <text:p text:style-name="P95">outputEncoding</text:p>
          </table:table-cell>
          <table:table-cell table:style-name="Tabelle2.A2" office:value-type="string">
            <text:p text:style-name="P95">no</text:p>
          </table:table-cell>
          <table:table-cell table:style-name="Tabelle2.C2" office:value-type="string">
            <text:p text:style-name="P95">Assume this character encoding for the command output. Possible encoding types are “UTF-8” and “UTF-16”. This value defaults to <text:s/>“UTF-8”.</text:p>
          </table:table-cell>
        </table:table-row>
        <table:table-row>
          <table:table-cell table:style-name="Tabelle2.A2" office:value-type="string">
            <text:p text:style-name="P75">raw</text:p>
          </table:table-cell>
          <table:table-cell table:style-name="Tabelle2.A2" office:value-type="string">
            <text:p text:style-name="P75">no</text:p>
          </table:table-cell>
          <table:table-cell table:style-name="Tabelle2.C2" office:value-type="string">
            <text:p text:style-name="P75">This parameter is only evaluated on Windows platforms. The default value is “false”. Setting this value to “true” disables special value quoting and passes the content of comamndLine as is to the shell. This might be needed to handle special command line parsings like in cmd.exe.</text:p>
          </table:table-cell>
        </table:table-row>
      </table:table>
      <text:p text:style-name="Textkörper_20_-_20_Example"/>
      <text:p text:style-name="Textkörper_20_-_20_Example">Example on how to use a predefined shell:</text:p>
      <text:p text:style-name="Quellcode">@shell newShell</text:p>
      <text:p text:style-name="P30">The already defined “newShell” is used from here on.</text:p>
      <text:list xml:id="list457355488859" text:continue-numbering="true" text:style-name="Outline">
        <text:list-item>
          <text:list>
            <text:list-item>
              <text:list>
                <text:list-item>
                  <text:h text:style-name="P139" text:outline-level="3"><text:bookmark-start text:name="__RefHeading___Toc1951_1471157510"/>Import<text:bookmark-end text:name="__RefHeading___Toc1951_1471157510"/></text:h>
                </text:list-item>
              </text:list>
            </text:list-item>
          </text:list>
        </text:list-item>
      </text:list>
      <text:p text:style-name="P48">Imports an other script file in place of the pragma line. This pragma expects a string value with the path to the import file. The difference to include is that imports are only included once whereas included are included as often as defined.</text:p>
      <text:p text:style-name="P49">Note: An include can be imported again as those are two different constructs.</text:p>
      <text:p text:style-name="P121">Example:</text:p>
      <text:p text:style-name="Quellcode">@<text:span text:style-name="T68">import</text:span> “path/to/<text:span text:style-name="T68">import</text:span>.file”</text:p>
      <text:list xml:id="list457079243291" text:continue-numbering="true" text:style-name="Outline">
        <text:list-item>
          <text:list>
            <text:list-item>
              <text:list>
                <text:list-item>
                  <text:h text:style-name="P140" text:outline-level="3"><text:bookmark-start text:name="__RefHeading___Toc1578_18881313"/>Include<text:bookmark-end text:name="__RefHeading___Toc1578_18881313"/></text:h>
                  <text:list>
                    <text:list-item>
                      <text:h text:style-name="Heading_20_4" text:outline-level="4"><text:bookmark-start text:name="__RefHeading___Toc1580_18881313"/>Global Scope<text:bookmark-end text:name="__RefHeading___Toc1580_18881313"/></text:h>
                    </text:list-item>
                  </text:list>
                </text:list-item>
              </text:list>
            </text:list-item>
          </text:list>
        </text:list-item>
      </text:list>
      <text:p text:style-name="P5">Include an other script file in place of the pragma line. This pragma expects a string value with the path to the include file.</text:p>
      <text:p text:style-name="Textkörper_20_-_20_Example"><text:soft-page-break/>Example:</text:p>
      <text:p text:style-name="Quellcode">@include “path/to/include.file”</text:p>
      <text:list xml:id="list458831730033" text:continue-numbering="true" text:style-name="Outline">
        <text:list-item>
          <text:list>
            <text:list-item>
              <text:list>
                <text:list-item>
                  <text:list>
                    <text:list-item>
                      <text:h text:style-name="P145" text:outline-level="4"><text:bookmark-start text:name="__RefHeading___Toc1582_18881313"/>Process Scope<text:bookmark-end text:name="__RefHeading___Toc1582_18881313"/></text:h>
                    </text:list-item>
                  </text:list>
                </text:list-item>
              </text:list>
            </text:list-item>
          </text:list>
        </text:list-item>
      </text:list>
      <text:p text:style-name="P33">Include an other process in place of the pragma line. This pragma expects the ID of a previously defined process. All process blocks are included.</text:p>
      <text:p text:style-name="Textkörper_20_-_20_Example">Example:</text:p>
      <text:p text:style-name="P109">process : A {<text:line-break/><text:tab/>all “.*” {<text:line-break/><text:tab/><text:tab/>echo “Hello World!”<text:line-break/><text:tab/>}<text:line-break/>}<text:line-break/>process : B {<text:line-break/><text:tab/>@include A<text:line-break/>}</text:p>
      <text:p text:style-name="Text_20_body"><text:span text:style-name="T58">Process </text:span><text:span text:style-name="Inline_20_Code"><text:span text:style-name="T58">A</text:span></text:span><text:span text:style-name="T58"> and </text:span><text:span text:style-name="Inline_20_Code"><text:span text:style-name="T58">B</text:span></text:span><text:span text:style-name="T58"> will perform the same commands.</text:span></text:p>
      <text:list xml:id="list457409969924" text:continue-numbering="true" text:style-name="Outline">
        <text:list-item>
          <text:list>
            <text:list-item>
              <text:list>
                <text:list-item>
                  <text:list>
                    <text:list-item>
                      <text:h text:style-name="P146" text:outline-level="4"><text:bookmark-start text:name="__RefHeading___Toc1583_1092793970"/>Execution Scope<text:bookmark-end text:name="__RefHeading___Toc1583_1092793970"/></text:h>
                    </text:list-item>
                  </text:list>
                </text:list-item>
              </text:list>
            </text:list-item>
          </text:list>
        </text:list-item>
      </text:list>
      <text:p text:style-name="P37">Include all process nodes of another execution target in place of the pragma line. This pragma expects the ID of a previously defined execution target and works similar as in process scope but for process nodes in execution targets.</text:p>
      <text:list xml:id="list456816995199" text:continue-numbering="true" text:style-name="Outline">
        <text:list-item>
          <text:list>
            <text:list-item>
              <text:list>
                <text:list-item>
                  <text:h text:style-name="P141" text:outline-level="3"><text:bookmark-start text:name="__RefHeading___Toc1171_1732160339"/>Verbosity<text:bookmark-end text:name="__RefHeading___Toc1171_1732160339"/></text:h>
                </text:list-item>
              </text:list>
            </text:list-item>
          </text:list>
        </text:list-item>
      </text:list>
      <text:p text:style-name="P26">Sets <text:span text:style-name="T70">a different default</text:span> verbosity at pre-processor level. <text:span text:style-name="T70">The command‑line option overwrites this setting and defaults to what is set here or WARN if nothing was defined.</text:span></text:p>
      <text:p text:style-name="P28">Possible values are:</text:p>
      <text:list xml:id="list92510239" text:style-name="L3">
        <text:list-item>
          <text:p text:style-name="P160">ERROR</text:p>
        </text:list-item>
        <text:list-item>
          <text:p text:style-name="P160">WARN</text:p>
        </text:list-item>
        <text:list-item>
          <text:p text:style-name="P160">INFO</text:p>
        </text:list-item>
        <text:list-item>
          <text:p text:style-name="P160">DEBUG</text:p>
        </text:list-item>
      </text:list>
      <text:p text:style-name="Textkörper_20_-_20_Example">Example:</text:p>
      <text:p text:style-name="Quellcode">@verbosity WARN</text:p>
      <text:p text:style-name="P27">Enables output of verbosity level ERROR and WARN.</text:p>
      <text:list xml:id="list458665814352" text:continue-list="list456816995199" text:style-name="Outline">
        <text:list-item>
          <text:list>
            <text:list-item>
              <text:list>
                <text:list-item>
                  <text:h text:style-name="P141" text:outline-level="3"><text:bookmark-start text:name="__RefHeading__496_1705256343"/>Error, Warn, Info and Debug<text:bookmark-end text:name="__RefHeading__496_1705256343"/></text:h>
                </text:list-item>
              </text:list>
            </text:list-item>
          </text:list>
        </text:list-item>
      </text:list>
      <text:p text:style-name="P5">Pass a variable name, string value <text:span text:style-name="T71">or asterisk</text:span> to output its value on the standard error console <text:span text:style-name="T84">if the verbosity is not INFO. For INFO the output is written to the standard output console.</text:span></text:p>
      <text:p text:style-name="Textkörper_20_-_20_Example"><text:soft-page-break/>Example<text:span text:style-name="T59">s</text:span>:</text:p>
      <text:p text:style-name="Quellcode">@debug PATH</text:p>
      <text:p text:style-name="Textkörper_20_-_20_Example">Outputs the content of PATH. Variable-checking is not applied to this.</text:p>
      <text:p text:style-name="Quellcode">@debug “Path = {PATH}”</text:p>
      <text:p text:style-name="P6">Outputs the content of Path with the prefix “Path = “. Variable-checking is applied to this.</text:p>
      <text:p text:style-name="P111">@debug *</text:p>
      <text:p text:style-name="P7">Outputs <text:span text:style-name="T71">all known variables within the current context</text:span>. Variable-checking is not applied to this.</text:p>
      <text:p text:style-name="P25">Use @error, @warn, @info or @debug to decide on which verbosity level this output should occur. <text:span text:style-name="T79">Using @error will abort the program execution after error message output.</text:span></text:p>
      <text:list xml:id="list457188561109" text:continue-numbering="true" text:style-name="Outline">
        <text:list-item>
          <text:list>
            <text:list-item>
              <text:list>
                <text:list-item>
                  <text:h text:style-name="P142" text:outline-level="3"><text:bookmark-start text:name="__RefHeading___Toc1891_1524236331"/>If Statement<text:bookmark-end text:name="__RefHeading___Toc1891_1524236331"/></text:h>
                </text:list-item>
              </text:list>
            </text:list-item>
          </text:list>
        </text:list-item>
      </text:list>
      <text:p text:style-name="P40">An if-statement can be made on global scope <text:span text:style-name="T75">or within execution blocks</text:span> to control which <text:span text:style-name="T75">expressions</text:span> shall be included in the script and which not.</text:p>
      <text:p text:style-name="Textkörper_20_-_20_Example">Example:</text:p>
      <text:p text:style-name="P109">@if LOG is set <text:span text:style-name="T56">and LOG is not file<text:line-break/></text:span><text:tab/>log = “{LOG}”<text:line-break/>@else<text:line-break/><text:tab/>log = “default-log-file.log”<text:line-break/>@end</text:p>
      <text:p text:style-name="P39">This writes the log output to the file given by the variable LOG only if the file does not exist. It uses the given default log file in all other cases.</text:p>
      <text:p text:style-name="P40">Note: Non-true blocks of the if-statement are not syntax checked.</text:p>
      <text:p text:style-name="P40">See the following table for possible boolean <text:span text:style-name="T57">checks</text:span>. <text:span text:style-name="T57">Boolean checks can be combined to a more complex boolean expression with </text:span><text:span text:style-name="Inline_20_Code"><text:span text:style-name="T57">and</text:span></text:span><text:span text:style-name="T57"> or </text:span><text:span text:style-name="Inline_20_Code"><text:span text:style-name="T57">or</text:span></text:span><text:span text:style-name="T57"> whereas </text:span><text:span text:style-name="Inline_20_Code"><text:span text:style-name="T57">and</text:span></text:span><text:span text:style-name="T57"> binds stronger than </text:span><text:span text:style-name="Inline_20_Code"><text:span text:style-name="T57">or</text:span></text:span><text:span text:style-name="T57">. A boolean expression can be prefixed with </text:span><text:span text:style-name="Inline_20_Code"><text:span text:style-name="T57">not</text:span></text:span><text:span text:style-name="T57"> to invert its value and parentheses can be used were needed.</text:spa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04">Syntax</text:p>
            </table:table-cell>
            <table:table-cell table:style-name="Tabelle3.A1" office:value-type="string">
              <text:p text:style-name="P104">Operand</text:p>
            </table:table-cell>
            <table:table-cell table:style-name="Tabelle3.C1" office:value-type="string">
              <text:p text:style-name="P100">Meaning</text:p>
            </table:table-cell>
          </table:table-row>
        </table:table-header-rows>
        <table:table-row>
          <table:table-cell table:style-name="Tabelle3.A2" table:number-rows-spanned="5" office:value-type="string">
            <text:p text:style-name="P86">“is” [“not”] | “=” | “!=”</text:p>
          </table:table-cell>
          <table:table-cell table:style-name="Tabelle3.A2" office:value-type="string">
            <text:p text:style-name="P86">set</text:p>
          </table:table-cell>
          <table:table-cell table:style-name="Tabelle3.C2" office:value-type="string">
            <text:p text:style-name="P86">Checks if the variable is set.</text:p>
          </table:table-cell>
        </table:table-row>
        <table:table-row>
          <table:covered-table-cell/>
          <table:table-cell table:style-name="Tabelle3.A2" office:value-type="string">
            <text:p text:style-name="P86">file</text:p>
          </table:table-cell>
          <table:table-cell table:style-name="Tabelle3.C2" office:value-type="string">
            <text:p text:style-name="P86">Check if the given file exists.</text:p>
          </table:table-cell>
        </table:table-row>
        <table:table-row>
          <table:covered-table-cell/>
          <table:table-cell table:style-name="Tabelle3.A2" office:value-type="string">
            <text:p text:style-name="P86">directory</text:p>
          </table:table-cell>
          <table:table-cell table:style-name="Tabelle3.C2" office:value-type="string">
            <text:p text:style-name="P86">Check if the given directory exists.</text:p>
          </table:table-cell>
        </table:table-row>
        <table:table-row>
          <table:covered-table-cell/>
          <table:table-cell table:style-name="Tabelle3.A2" office:value-type="string">
            <text:p text:style-name="P86">regex</text:p>
          </table:table-cell>
          <table:table-cell table:style-name="Tabelle3.C2" office:value-type="string">
            <text:p text:style-name="P86">Check if the given string is a valid regular expression.</text:p>
          </table:table-cell>
        </table:table-row>
        <table:table-row>
          <table:covered-table-cell/>
          <table:table-cell table:style-name="Tabelle3.A2" office:value-type="string">
            <text:p text:style-name="P86">&lt;string literal&gt; or &lt;variable&gt;</text:p>
          </table:table-cell>
          <table:table-cell table:style-name="Tabelle3.C2" office:value-type="string">
            <text:p text:style-name="P86">Check if the given strings are equal.</text:p>
          </table:table-cell>
        </table:table-row>
        <table:table-row>
          <table:table-cell table:style-name="Tabelle3.A2" office:value-type="string">
            <text:p text:style-name="P73">“<text:span text:style-name="T56">is” [“not”] like | “~” | “!~”</text:span></text:p>
          </table:table-cell>
          <table:table-cell table:style-name="Tabelle3.A2" office:value-type="string">
            <text:p text:style-name="P86">&lt;string literal&gt;</text:p>
          </table:table-cell>
          <table:table-cell table:style-name="Tabelle3.C2" office:value-type="string">
            <text:p text:style-name="P86">Checks if the given string matches the regular expression provided as operand.</text:p>
          </table:table-cell>
        </table:table-row>
      </table:table>
      <text:p text:style-name="P40">If only a variable or string literal is given it will evaluate to true if the variable is set which means that a single string literal will always evaluate to true.</text:p>
      <text:list xml:id="list456747138370" text:continue-numbering="true" text:style-name="Outline">
        <text:list-item>
          <text:list>
            <text:list-item>
              <text:h text:style-name="P132" text:outline-level="2"><text:bookmark-start text:name="__RefHeading___Toc2160_440956863"/><text:soft-page-break/>Variables<text:bookmark-end text:name="__RefHeading___Toc2160_440956863"/></text:h>
              <text:list>
                <text:list-item>
                  <text:h text:style-name="Heading_20_3" text:outline-level="3"><text:bookmark-start text:name="__RefHeading___Toc1709_658337520"/>Pre-Defined Variables<text:bookmark-end text:name="__RefHeading___Toc1709_658337520"/></text:h>
                </text:list-item>
              </text:list>
            </text:list-item>
          </text:list>
        </text:list-item>
      </text:list>
      <text:p text:style-name="P41">Some variables are set as environment variables by the Parallel Processor before reading the specific script file. They are available like any other environment variable. See the following tables for possible variables.</text:p>
      <table:table table:name="Tabelle4" table:style-name="Tabelle4">
        <table:table-column table:style-name="Tabelle4.A"/>
        <table:table-column table:style-name="Tabelle4.B"/>
        <table:table-header-rows>
          <table:table-row>
            <table:table-cell table:style-name="Tabelle4.A1" office:value-type="string">
              <text:p text:style-name="P101">Variable Name</text:p>
            </table:table-cell>
            <table:table-cell table:style-name="Tabelle4.B1" office:value-type="string">
              <text:p text:style-name="P101">Meaning</text:p>
            </table:table-cell>
          </table:table-row>
        </table:table-header-rows>
        <table:table-row>
          <table:table-cell table:style-name="Tabelle4.A2" office:value-type="string">
            <text:p text:style-name="P87">PP_PATH</text:p>
          </table:table-cell>
          <table:table-cell table:style-name="Tabelle4.B2" office:value-type="string">
            <text:p text:style-name="P87">Full path to the Parallel Processor executable.</text:p>
          </table:table-cell>
        </table:table-row>
        <table:table-row>
          <table:table-cell table:style-name="Tabelle4.A2" office:value-type="string">
            <text:p text:style-name="P87">PP_VERSION</text:p>
          </table:table-cell>
          <table:table-cell table:style-name="Tabelle4.B2" office:value-type="string">
            <text:p text:style-name="P87">Version of the Parallel Processor.</text:p>
          </table:table-cell>
        </table:table-row>
        <table:table-row>
          <table:table-cell table:style-name="Tabelle4.A2" office:value-type="string">
            <text:p text:style-name="P87">PP_OS</text:p>
          </table:table-cell>
          <table:table-cell table:style-name="Tabelle4.B2" office:value-type="string">
            <text:p text:style-name="P87">“windows” for Windows platforms and “unix” for every other platform.</text:p>
          </table:table-cell>
        </table:table-row>
        <table:table-row>
          <table:table-cell table:style-name="Tabelle4.A2" office:value-type="string">
            <text:p text:style-name="P87">PP_TIME</text:p>
          </table:table-cell>
          <table:table-cell table:style-name="Tabelle4.B2" office:value-type="string">
            <text:p text:style-name="P87">Time when the Parallel Processor was started as HH:MM:SS.</text:p>
          </table:table-cell>
        </table:table-row>
        <table:table-row>
          <table:table-cell table:style-name="Tabelle4.A2" office:value-type="string">
            <text:p text:style-name="P87">PP_DATE</text:p>
          </table:table-cell>
          <table:table-cell table:style-name="Tabelle4.B2" office:value-type="string">
            <text:p text:style-name="P87">Date when the Parallel Processor was started as yyyy-mm-dd.</text:p>
          </table:table-cell>
        </table:table-row>
        <table:table-row>
          <table:table-cell table:style-name="Tabelle4.A2" office:value-type="string">
            <text:p text:style-name="P87">PP_SCRIPT</text:p>
          </table:table-cell>
          <table:table-cell table:style-name="Tabelle4.B2" office:value-type="string">
            <text:p text:style-name="P87">Full path to the current script file.</text:p>
          </table:table-cell>
        </table:table-row>
        <table:table-row>
          <table:table-cell table:style-name="Tabelle4.A2" office:value-type="string">
            <text:p text:style-name="P94">PP_TARGETS</text:p>
          </table:table-cell>
          <table:table-cell table:style-name="Tabelle4.B2" office:value-type="string">
            <text:p text:style-name="P94">Comma separated list of the targets requested for execution.</text:p>
          </table:table-cell>
        </table:table-row>
        <table:table-row>
          <table:table-cell table:style-name="Tabelle4.A2" office:value-type="string">
            <text:p text:style-name="P93">PP_THREAD</text:p>
          </table:table-cell>
          <table:table-cell table:style-name="Tabelle4.B2" office:value-type="string">
            <text:p text:style-name="P93">ID of the execution thread. The actual value is platform dependent. <text:span text:style-name="T83">It contains only characters that are valid for file names. This variable is only defined within process blocks.</text:span></text:p>
          </table:table-cell>
        </table:table-row>
        <table:table-row>
          <table:table-cell table:style-name="Tabelle4.A2" office:value-type="string">
            <text:p text:style-name="P94">PP_THREADS</text:p>
          </table:table-cell>
          <table:table-cell table:style-name="Tabelle4.B2" office:value-type="string">
            <text:p text:style-name="P94">Number of requested execution threads.</text:p>
          </table:table-cell>
        </table:table-row>
      </table:table>
      <text:list xml:id="list458033616116" text:continue-numbering="true" text:style-name="Outline">
        <text:list-item>
          <text:list>
            <text:list-item>
              <text:list>
                <text:list-item>
                  <text:h text:style-name="Heading_20_3" text:outline-level="3"><text:bookmark-start text:name="__RefHeading__498_1705256343"/>Special Variables<text:bookmark-end text:name="__RefHeading__498_1705256343"/></text:h>
                </text:list-item>
              </text:list>
            </text:list-item>
          </text:list>
        </text:list-item>
      </text:list>
      <text:p text:style-name="P16">There are some variables that are treated special depending on their context. The following table illustrates th<text:span text:style-name="T15">ese</text:span>.</text:p>
      <table:table table:name="SpecialVaraibles" table:style-name="SpecialVaraibles">
        <table:table-column table:style-name="SpecialVaraibles.A"/>
        <table:table-column table:style-name="SpecialVaraibles.B"/>
        <table:table-column table:style-name="SpecialVaraibles.C"/>
        <table:table-header-rows>
          <table:table-row>
            <table:table-cell table:style-name="SpecialVaraibles.A1" office:value-type="string">
              <text:p text:style-name="P98">Variable Name</text:p>
            </table:table-cell>
            <table:table-cell table:style-name="SpecialVaraibles.A1" office:value-type="string">
              <text:p text:style-name="P98">Scope</text:p>
            </table:table-cell>
            <table:table-cell table:style-name="SpecialVaraibles.C1" office:value-type="string">
              <text:p text:style-name="P98">Meaning</text:p>
            </table:table-cell>
          </table:table-row>
        </table:table-header-rows>
        <table:table-row>
          <table:table-cell table:style-name="SpecialVaraibles.A2" office:value-type="string">
            <text:p text:style-name="P88">db</text:p>
          </table:table-cell>
          <table:table-cell table:style-name="SpecialVaraibles.A2" office:value-type="string">
            <text:p text:style-name="P88">global</text:p>
          </table:table-cell>
          <table:table-cell table:style-name="SpecialVaraibles.C2" office:value-type="string">
            <text:p text:style-name="P88">Defines the database file. By default the main script file name with the appended extension .db is used if no file is given. The database file is only created if needed.</text:p>
          </table:table-cell>
        </table:table-row>
        <table:table-row>
          <table:table-cell table:style-name="SpecialVaraibles.A2" office:value-type="string">
            <text:p text:style-name="P66">log</text:p>
          </table:table-cell>
          <table:table-cell table:style-name="SpecialVaraibles.A2" office:value-type="string">
            <text:p text:style-name="P66">global</text:p>
          </table:table-cell>
          <table:table-cell table:style-name="SpecialVaraibles.C2" office:value-type="string">
            <text:p text:style-name="P66">Defines the log file. The standard output console will be used if this variable is not set. Set this to a writable file or use one of the following special names:<text:line-break/>stdout – write to the standard output console</text:p>
            <text:p text:style-name="P66">stderr – write to the standard error console<text:line-break/><text:span text:style-name="T17">The path to the log file needs to be existent. The application will not attempt to create the path, only the file itself at its given location. Add a </text:span><text:span text:style-name="Inline_20_Code"><text:span text:style-name="T17">+</text:span></text:span><text:span text:style-name="T17"> to the beginning of the log file path to append the file rather than overwriting it.</text:span></text:p>
          </table:table-cell>
        </table:table-row>
        <table:table-row>
          <table:table-cell table:style-name="SpecialVaraibles.A2" office:value-type="string">
            <text:p text:style-name="P72">progress</text:p>
          </table:table-cell>
          <table:table-cell table:style-name="SpecialVaraibles.A2" office:value-type="string">
            <text:p text:style-name="P68">global</text:p>
          </table:table-cell>
          <table:table-cell table:style-name="SpecialVaraibles.C2" office:value-type="string">
            <text:p text:style-name="P68">Defines the <text:span text:style-name="T20">progress</text:span> file. <text:span text:style-name="T20">No progress output will be generated </text:span>if this variable is not set. Set this to a writable file or use one of the following special names:<text:line-break/>stdout – write to the standard output console</text:p>
            <text:p text:style-name="P68">stderr – write to the standard error console<text:line-break/><text:span text:style-name="T17">The path to the progress file needs to be existent. The application will not attempt to create the path, only the file itself at its given location.</text:span></text:p>
          </table:table-cell>
        </table:table-row>
        <text:soft-page-break/>
        <table:table-row>
          <table:table-cell table:style-name="SpecialVaraibles.A2" office:value-type="string">
            <text:p text:style-name="P72">progressFormat</text:p>
          </table:table-cell>
          <table:table-cell table:style-name="SpecialVaraibles.A2" office:value-type="string">
            <text:p text:style-name="P72">global</text:p>
          </table:table-cell>
          <table:table-cell table:style-name="SpecialVaraibles.C2" office:value-type="string">
            <text:p text:style-name="P72">Set a different format for the progress output string. See <text:span text:style-name="T21">chapter </text:span><text:reference-ref text:reference-format="text" text:ref-name="Progress Format String">Progress Format String</text:reference-ref> for further details.</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the given input file for each iteration.</text:p>
          </table:table-cell>
        </table:table-row>
        <table:table-row>
          <table:table-cell table:style-name="SpecialVaraibles.A2" office:value-type="string">
            <text:p text:style-name="Table_20_Contents">*</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text:p>
          </table:table-cell>
        </table:table-row>
        <table:table-row>
          <table:table-cell table:style-name="SpecialVaraibles.A2" office:value-type="string">
            <text:p text:style-name="P66">@*</text:p>
          </table:table-cell>
          <table:table-cell table:style-name="SpecialVaraibles.A2" office:value-type="string">
            <text:p text:style-name="P66">process block</text:p>
          </table:table-cell>
          <table:table-cell table:style-name="SpecialVaraibles.C2" office:value-type="string">
            <text:p text:style-name="P66">Refers to all input files separated by spaces and each of them enclosed in quotes.</text:p>
          </table:table-cell>
        </table:table-row>
        <table:table-row>
          <table:table-cell table:style-name="SpecialVaraibles.A2" office:value-type="string">
            <text:p text:style-name="P66">destination</text:p>
          </table:table-cell>
          <table:table-cell table:style-name="SpecialVaraibles.A2" office:value-type="string">
            <text:p text:style-name="P66">process block</text:p>
          </table:table-cell>
          <table:table-cell table:style-name="SpecialVaraibles.C2" office:value-type="string">
            <text:p text:style-name="P66">Set this variable to define the path of the output element.</text:p>
          </table:table-cell>
        </table:table-row>
        <table:table-row>
          <table:table-cell table:style-name="SpecialVaraibles.A2" office:value-type="string">
            <text:p text:style-name="P66">destination[0]</text:p>
          </table:table-cell>
          <table:table-cell table:style-name="SpecialVaraibles.A2" office:value-type="string">
            <text:p text:style-name="P66">process block</text:p>
          </table:table-cell>
          <table:table-cell table:style-name="SpecialVaraibles.C2" office:value-type="string">
            <text:p text:style-name="P67">Set this variable with any index to define the path of an output element. Multiple output elements can be set by using different <text:span text:style-name="T8">indexes</text:span>.</text:p>
          </table:table-cell>
        </table:table-row>
        <table:table-row>
          <table:table-cell table:style-name="SpecialVaraibles.A2" office:value-type="string">
            <text:p text:style-name="P66">1</text:p>
          </table:table-cell>
          <table:table-cell table:style-name="SpecialVaraibles.A2" office:value-type="string">
            <text:p text:style-name="P66">process block</text:p>
          </table:table-cell>
          <table:table-cell table:style-name="SpecialVaraibles.C2" office:value-type="string">
            <text:p text:style-name="P71">Refers to the first field of the given input file for each iteration. Use a different number to access a different field. Fields may also be named and referred by its name.</text:p>
          </table:table-cell>
        </table:table-row>
      </table:table>
      <text:p text:style-name="P16"/>
      <text:p text:style-name="Headline_20_3_20_-_20_No_20_Index"><text:bookmark-start text:name="__RefHeading__1404_1280269225"/><text:reference-mark-start text:name="Progress Format String"/>Progress Format String<text:bookmark-end text:name="__RefHeading__1404_1280269225"/><text:reference-mark-end text:name="Progress Format String"/></text:p>
      <text:p text:style-name="P107">The default is defined as<text:line-break/><text:span text:style-name="Inline_20_Code">%dY-%dM-%dD %lH:%lM:%lS: %c / %t commands executed, %p%%, ETA %</text:span><text:span text:style-name="Inline_20_Code"><text:span text:style-name="T85">r</text:span></text:span><text:span text:style-name="Inline_20_Code">e\n</text:span>.<text:line-break/>The following format tags are available:</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Tag</text:p>
            </table:table-cell>
            <table:table-cell table:style-name="Tabelle1.B1" office:value-type="string">
              <text:p text:style-name="P102">Replacement</text:p>
            </table:table-cell>
          </table:table-row>
        </table:table-header-rows>
        <table:table-row table:style-name="Tabelle1.1">
          <table:table-cell table:style-name="Tabelle1.A2" table:number-columns-spanned="2" office:value-type="string">
            <text:p text:style-name="Table_20_Heading">replacement prefixes</text:p>
          </table:table-cell>
          <table:covered-table-cell/>
        </table:table-row>
        <table:table-row table:style-name="Tabelle1.1">
          <table:table-cell table:style-name="Tabelle1.A3" office:value-type="string">
            <text:p text:style-name="Table_20_Contents">%d</text:p>
          </table:table-cell>
          <table:table-cell table:style-name="Tabelle1.A2" office:value-type="string">
            <text:p text:style-name="Table_20_Contents">last update date</text:p>
          </table:table-cell>
        </table:table-row>
        <table:table-row table:style-name="Tabelle1.1">
          <table:table-cell table:style-name="Tabelle1.A3" office:value-type="string">
            <text:p text:style-name="Table_20_Contents">%l</text:p>
          </table:table-cell>
          <table:table-cell table:style-name="Tabelle1.A2" office:value-type="string">
            <text:p text:style-name="Table_20_Contents">last update time stamp</text:p>
          </table:table-cell>
        </table:table-row>
        <table:table-row table:style-name="Tabelle1.1">
          <table:table-cell table:style-name="Tabelle1.A3" office:value-type="string">
            <text:p text:style-name="Table_20_Contents">%r</text:p>
          </table:table-cell>
          <table:table-cell table:style-name="Tabelle1.A2" office:value-type="string">
            <text:p text:style-name="Table_20_Contents">recent average</text:p>
          </table:table-cell>
        </table:table-row>
        <table:table-row table:style-name="Tabelle1.1">
          <table:table-cell table:style-name="Tabelle1.A3" office:value-type="string">
            <text:p text:style-name="Table_20_Contents">%g</text:p>
          </table:table-cell>
          <table:table-cell table:style-name="Tabelle1.A2" office:value-type="string">
            <text:p text:style-name="Table_20_Contents">global average</text:p>
          </table:table-cell>
        </table:table-row>
        <table:table-row table:style-name="Tabelle1.1">
          <table:table-cell table:style-name="Tabelle1.A2" table:number-columns-spanned="2" office:value-type="string">
            <text:p text:style-name="Table_20_Heading">direct replacements</text:p>
          </table:table-cell>
          <table:covered-table-cell/>
        </table:table-row>
        <table:table-row table:style-name="Tabelle1.1">
          <table:table-cell table:style-name="Tabelle1.A3" office:value-type="string">
            <text:p text:style-name="Table_20_Contents">%%</text:p>
          </table:table-cell>
          <table:table-cell table:style-name="Tabelle1.A2" office:value-type="string">
            <text:p text:style-name="Table_20_Contents">%</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text:p>
          </table:table-cell>
        </table:table-row>
        <table:table-row table:style-name="Tabelle1.1">
          <table:table-cell table:style-name="Tabelle1.A3" office:value-type="string">
            <text:p text:style-name="Table_20_Contents">%C</text:p>
          </table:table-cell>
          <table:table-cell table:style-name="Tabelle1.A2" office:value-type="string">
            <text:p text:style-name="Table_20_Contents">current state value formatted as human readable SI binary siz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text:p>
          </table:table-cell>
        </table:table-row>
        <table:table-row table:style-name="Tabelle1.1">
          <table:table-cell table:style-name="Tabelle1.A3" office:value-type="string">
            <text:p text:style-name="Table_20_Contents">%T</text:p>
          </table:table-cell>
          <table:table-cell table:style-name="Tabelle1.A2" office:value-type="string">
            <text:p text:style-name="Table_20_Contents">final state value formatted as human readable SI binary size</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 leading spaces</text:p>
          </table:table-cell>
        </table:table-row>
        <table:table-row table:style-name="Tabelle1.1">
          <table:table-cell table:style-name="Tabelle1.A3" office:value-type="string">
            <text:p text:style-name="Table_20_Contents">%P</text:p>
          </table:table-cell>
          <table:table-cell table:style-name="Tabelle1.A2" office:value-type="string">
            <text:p text:style-name="Table_20_Contents">percentage without leading spaces</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 leading spaces and once decimal comma place</text:p>
          </table:table-cell>
        </table:table-row>
        <table:table-row table:style-name="Tabelle1.1">
          <table:table-cell table:style-name="Tabelle1.A3" office:value-type="string">
            <text:p text:style-name="Table_20_Contents">%Q</text:p>
          </table:table-cell>
          <table:table-cell table:style-name="Tabelle1.A2" office:value-type="string">
            <text:p text:style-name="Table_20_Contents">percentage without leading spaces and once decimal comma place</text:p>
          </table:table-cell>
        </table:table-row>
        <table:table-row table:style-name="Tabelle1.1">
          <table:table-cell table:style-name="Tabelle1.A2" table:number-columns-spanned="2" office:value-type="string">
            <text:p text:style-name="Table_20_Heading">last update date suffixes</text:p>
          </table:table-cell>
          <table:covered-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text:p>
          </table:table-cell>
        </table:table-row>
        <table:table-row table:style-name="Tabelle1.1">
          <table:table-cell table:style-name="Tabelle1.A3" office:value-type="string">
            <text:p text:style-name="Table_20_Contents">%dY</text:p>
          </table:table-cell>
          <table:table-cell table:style-name="Tabelle1.A2" office:value-type="string">
            <text:p text:style-name="Table_20_Contents">year part with 4 digits</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text:p>
          </table:table-cell>
        </table:table-row>
        <table:table-row table:style-name="Tabelle1.1">
          <table:table-cell table:style-name="Tabelle1.A3" office:value-type="string">
            <text:p text:style-name="Table_20_Contents">%dM</text:p>
          </table:table-cell>
          <table:table-cell table:style-name="Tabelle1.A2" office:value-type="string">
            <text:p text:style-name="Table_20_Contents">month part with 2 digits</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text:p>
          </table:table-cell>
        </table:table-row>
        <table:table-row table:style-name="Tabelle1.1">
          <table:table-cell table:style-name="Tabelle1.A3" office:value-type="string">
            <text:p text:style-name="Table_20_Contents">%dD</text:p>
          </table:table-cell>
          <table:table-cell table:style-name="Tabelle1.A2" office:value-type="string">
            <text:p text:style-name="Table_20_Contents">day of month part with 2 digits</text:p>
          </table:table-cell>
        </table:table-row>
        <table:table-row table:style-name="Tabelle1.1">
          <table:table-cell table:style-name="Tabelle1.A2" table:number-columns-spanned="2" office:value-type="string">
            <text:p text:style-name="Table_20_Heading">last update time stamp suffixes</text:p>
          </table:table-cell>
          <table:covered-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lH</text:p>
          </table:table-cell>
          <table:table-cell table:style-name="Tabelle1.A2" office:value-type="string">
            <text:p text:style-name="Table_20_Contents">hours part with 2 digits</text:p>
          </table:table-cell>
        </table:table-row>
        <table:table-row table:style-name="Tabelle1.1">
          <table:table-cell table:style-name="Tabelle1.A3" office:value-type="string">
            <text:p text:style-name="Table_20_Contents">%lm</text:p>
          </table:table-cell>
          <table:table-cell table:style-name="Tabelle1.A2" office:value-type="string">
            <text:p text:style-name="Table_20_Contents">minutes part</text:p>
          </table:table-cell>
        </table:table-row>
        <text:soft-page-break/>
        <table:table-row table:style-name="Tabelle1.1">
          <table:table-cell table:style-name="Tabelle1.A3" office:value-type="string">
            <text:p text:style-name="Table_20_Contents">%lM</text:p>
          </table:table-cell>
          <table:table-cell table:style-name="Tabelle1.A2" office:value-type="string">
            <text:p text:style-name="Table_20_Contents">minutes part with 2 digits</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lS</text:p>
          </table:table-cell>
          <table:table-cell table:style-name="Tabelle1.A2" office:value-type="string">
            <text:p text:style-name="Table_20_Contents">seconds part with 2 digits</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lF</text:p>
          </table:table-cell>
          <table:table-cell table:style-name="Tabelle1.A2" office:value-type="string">
            <text:p text:style-name="Table_20_Contents">milliseconds part with 3 digits</text:p>
          </table:table-cell>
        </table:table-row>
        <table:table-row table:style-name="Tabelle1.1">
          <table:table-cell table:style-name="Tabelle1.A2" table:number-columns-spanned="2" office:value-type="string">
            <text:p text:style-name="Table_20_Heading">recent and global suffixes ('x' stands for 'r' or '<text:span text:style-name="T90">g</text:span>')</text:p>
          </table:table-cell>
          <table:covered-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milliseconds part</text:p>
          </table:table-cell>
        </table:table-row>
        <table:table-row table:style-name="Tabelle1.1">
          <table:table-cell table:style-name="Tabelle1.A3" office:value-type="string">
            <text:p text:style-name="Table_20_Contents">%<text:span text:style-name="Inline_20_Code">x</text:span>F</text:p>
          </table:table-cell>
          <table:table-cell table:style-name="Tabelle1.A2" office:value-type="string">
            <text:p text:style-name="Table_20_Contents">total number of milliseconds (rounded down)</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seconds part</text:p>
          </table:table-cell>
        </table:table-row>
        <table:table-row table:style-name="Tabelle1.1">
          <table:table-cell table:style-name="Tabelle1.A3" office:value-type="string">
            <text:p text:style-name="Table_20_Contents">%<text:span text:style-name="Inline_20_Code">x</text:span>S</text:p>
          </table:table-cell>
          <table:table-cell table:style-name="Tabelle1.A2" office:value-type="string">
            <text:p text:style-name="Table_20_Contents">total number of seconds (rounded down)</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minutes part</text:p>
          </table:table-cell>
        </table:table-row>
        <table:table-row table:style-name="Tabelle1.1">
          <table:table-cell table:style-name="Tabelle1.A3" office:value-type="string">
            <text:p text:style-name="Table_20_Contents">%<text:span text:style-name="Inline_20_Code">x</text:span>M</text:p>
          </table:table-cell>
          <table:table-cell table:style-name="Tabelle1.A2" office:value-type="string">
            <text:p text:style-name="Table_20_Contents">total number of minutes (rounded down)</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hours part</text:p>
          </table:table-cell>
        </table:table-row>
        <table:table-row table:style-name="Tabelle1.1">
          <table:table-cell table:style-name="Tabelle1.A3" office:value-type="string">
            <text:p text:style-name="Table_20_Contents">%<text:span text:style-name="Inline_20_Code">x</text:span>H</text:p>
          </table:table-cell>
          <table:table-cell table:style-name="Tabelle1.A2" office:value-type="string">
            <text:p text:style-name="Table_20_Contents">total number of hours (rounded down)</text:p>
          </table:table-cell>
        </table:table-row>
        <table:table-row table:style-name="Tabelle1.1">
          <table:table-cell table:style-name="Tabelle1.A3" office:value-type="string">
            <text:p text:style-name="Table_20_Contents">%<text:span text:style-name="Inline_20_Code">x</text:span>d</text:p>
          </table:table-cell>
          <table:table-cell table:style-name="Tabelle1.A2" office:value-type="string">
            <text:p text:style-name="Table_20_Contents">days part (rounded dow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with two units precision</text:p>
          </table:table-cell>
        </table:table-row>
        <table:table-row table:style-name="Tabelle1.1">
          <table:table-cell table:style-name="Tabelle1.A3" office:value-type="string">
            <text:p text:style-name="Table_20_Contents">%<text:span text:style-name="Inline_20_Code">x</text:span>E</text:p>
          </table:table-cell>
          <table:table-cell table:style-name="Tabelle1.A2" office:value-type="string">
            <text:p text:style-name="Table_20_Contents">as %d %h:%m:%s.%f whereas the %d part is omitted if zero</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P74">average speed with dynamic time unit</text:p>
          </table:table-cell>
        </table:table-row>
        <table:table-row table:style-name="Tabelle1.1">
          <table:table-cell table:style-name="Tabelle1.A3" office:value-type="string">
            <text:p text:style-name="Table_20_Contents">%<text:span text:style-name="Inline_20_Code">x</text:span>A</text:p>
          </table:table-cell>
          <table:table-cell table:style-name="Tabelle1.A2" office:value-type="string">
            <text:p text:style-name="Table_20_Contents">average speed formatted as human readable SI binary size</text:p>
          </table:table-cell>
        </table:table-row>
      </table:table>
      <text:list xml:id="list458305129284" text:continue-numbering="true" text:style-name="Outline">
        <text:list-item>
          <text:list>
            <text:list-item>
              <text:list>
                <text:list-item>
                  <text:h text:style-name="Heading_20_3" text:outline-level="3"><text:bookmark-start text:name="__RefHeading___Toc1534_1382254091"/>Removal<text:bookmark-end text:name="__RefHeading___Toc1534_1382254091"/></text:h>
                </text:list-item>
              </text:list>
            </text:list-item>
          </text:list>
        </text:list-item>
      </text:list>
      <text:p text:style-name="Textkörper_20_-_20_Example">Using the following syntax to remove a variable from all scopes.</text:p>
      <text:p text:style-name="Quellcode">unset MyVariable</text:p>
      <text:p text:style-name="P34">Multiple variables can be passed by separating them via comma.</text:p>
      <text:p text:style-name="Textkörper_20_-_20_Example">Example:</text:p>
      <text:p text:style-name="Quellcode">unset MyVariable, AnotherVariable, More</text:p>
      <text:list xml:id="list457855763752" text:continue-numbering="true" text:style-name="Outline">
        <text:list-item>
          <text:list>
            <text:list-item>
              <text:list>
                <text:list-item>
                  <text:h text:style-name="Heading_20_3" text:outline-level="3"><text:bookmark-start text:name="__RefHeading__500_1705256343"/>Assignment<text:bookmark-end text:name="__RefHeading__500_1705256343"/></text:h>
                </text:list-item>
              </text:list>
            </text:list-item>
          </text:list>
        </text:list-item>
      </text:list>
      <text:p text:style-name="Textkörper_20_-_20_Example">Use <text:span text:style-name="T16">the</text:span> following syntax to assign a string value to a variable.</text:p>
      <text:p text:style-name="Quellcode">MyVariable = “this string contains variable {x}”</text:p>
      <text:p text:style-name="P5">References to other variables inside the string value are automatically resolved while script parsing. Some references may remain until program execution. These are not resolved at parse time but at run time. An example for this are references to <text:span text:style-name="Inline_20_Code">?</text:span> within process blocks.</text:p>
      <text:p text:style-name="P5">Variable references can also contain functions. These functions are given by <text:span text:style-name="T7">a</text:span> colon operator <text:span text:style-name="Inline_20_Code">:</text:span> and function name. Any order and number of functions may be given. All are separated by colon operator.</text:p>
      <text:p text:style-name="Textkörper_20_-_20_Example">Example:</text:p>
      <text:p text:style-name="P108">ParentFolder = “{Folder:directory:filename}”</text:p>
      <text:p text:style-name="Text_20_body"><text:span text:style-name="T5">This will output </text:span><text:span text:style-name="Inline_20_Code"><text:span text:style-name="T5">b</text:span></text:span><text:span text:style-name="T5"> if Folder is set to </text:span><text:span text:style-name="Inline_20_Code"><text:span text:style-name="T5">/a/b/c</text:span></text:span><text:span text:style-name="T5">.</text:span></text:p>
      <text:list xml:id="list458181780871" text:continue-numbering="true" text:style-name="Outline">
        <text:list-item>
          <text:list>
            <text:list-item>
              <text:list>
                <text:list-item>
                  <text:h text:style-name="Heading_20_3" text:outline-level="3"><text:bookmark-start text:name="__RefHeading__502_1705256343"/><text:soft-page-break/>Functions<text:bookmark-end text:name="__RefHeading__502_1705256343"/></text:h>
                </text:list-item>
              </text:list>
            </text:list-item>
          </text:list>
        </text:list-item>
      </text:list>
      <text:p text:style-name="P16">Variable functions can be used when referring to the content of a variable within a string value. The functions can be given in any order and quantity after the referred variable name. All functions are separated by <text:span text:style-name="T4">colon operator </text:span><text:span text:style-name="Inline_20_Code"><text:span text:style-name="T4">:</text:span></text:span><text:span text:style-name="T4"> </text:span>from each other and the variable name. The following table shows which functions are available and how they operate by examples.</text:p>
      <table:table table:name="VariableFunctions" table:style-name="VariableFunctions">
        <table:table-column table:style-name="VariableFunctions.A"/>
        <table:table-column table:style-name="VariableFunctions.B"/>
        <table:table-column table:style-name="VariableFunctions.A"/>
        <table:table-column table:style-name="VariableFunctions.D"/>
        <table:table-header-rows>
          <table:table-row>
            <table:table-cell table:style-name="VariableFunctions.A1" office:value-type="string">
              <text:p text:style-name="P98">Function</text:p>
            </table:table-cell>
            <table:table-cell table:style-name="VariableFunctions.A1" office:value-type="string">
              <text:p text:style-name="P98">Input</text:p>
            </table:table-cell>
            <table:table-cell table:style-name="VariableFunctions.A1" office:value-type="string">
              <text:p text:style-name="P98">Output</text:p>
            </table:table-cell>
            <table:table-cell table:style-name="VariableFunctions.D1" office:value-type="string">
              <text:p text:style-name="P98">Works on <text:span text:style-name="Inline_20_Code">*</text:span> and <text:span text:style-name="Inline_20_Code">@*</text:span></text:p>
            </table:table-cell>
          </table:table-row>
        </table:table-header-rows>
        <table:table-row>
          <table:table-cell table:style-name="VariableFunctions.A2" office:value-type="string">
            <text:p text:style-name="P66">directory</text:p>
          </table:table-cell>
          <table:table-cell table:style-name="VariableFunctions.A2" office:value-type="string">
            <text:p text:style-name="Table_20_Contents">/<text:span text:style-name="T7">root/parent/file.ext</text:span></text:p>
          </table:table-cell>
          <table:table-cell table:style-name="VariableFunctions.A2" office:value-type="string">
            <text:p text:style-name="P70">/<text:span text:style-name="T7">root/parent</text:span></text:p>
          </table:table-cell>
          <table:table-cell table:style-name="VariableFunctions.D2" office:value-type="string">
            <text:p text:style-name="P66">no</text:p>
          </table:table-cell>
        </table:table-row>
        <table:table-row>
          <table:table-cell table:style-name="VariableFunctions.A2" office:value-type="string">
            <text:p text:style-name="P66">filenam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ext</text:p>
          </table:table-cell>
          <table:table-cell table:style-name="VariableFunctions.D2" office:value-type="string">
            <text:p text:style-name="P66">no</text:p>
          </table:table-cell>
        </table:table-row>
        <table:table-row>
          <table:table-cell table:style-name="VariableFunctions.A2" office:value-type="string">
            <text:p text:style-name="P66">file</text:p>
          </table:table-cell>
          <table:table-cell table:style-name="VariableFunctions.A2" office:value-type="string">
            <text:p text:style-name="P70">/<text:span text:style-name="T7">root/parent/file.ext</text:span></text:p>
          </table:table-cell>
          <table:table-cell table:style-name="VariableFunctions.A2" office:value-type="string">
            <text:p text:style-name="P66">file</text:p>
          </table:table-cell>
          <table:table-cell table:style-name="VariableFunctions.D2" office:value-type="string">
            <text:p text:style-name="P66">no</text:p>
          </table:table-cell>
        </table:table-row>
        <table:table-row>
          <table:table-cell table:style-name="VariableFunctions.A2" office:value-type="string">
            <text:p text:style-name="P66">extension</text:p>
          </table:table-cell>
          <table:table-cell table:style-name="VariableFunctions.A2" office:value-type="string">
            <text:p text:style-name="P70">/<text:span text:style-name="T7">root/parent/file.ext</text:span></text:p>
          </table:table-cell>
          <table:table-cell table:style-name="VariableFunctions.A2" office:value-type="string">
            <text:p text:style-name="P66">.ext</text:p>
          </table:table-cell>
          <table:table-cell table:style-name="VariableFunctions.D2" office:value-type="string">
            <text:p text:style-name="P66">no</text:p>
          </table:table-cell>
        </table:table-row>
        <table:table-row>
          <table:table-cell table:style-name="VariableFunctions.A2" office:value-type="string">
            <text:p text:style-name="P81">exists</text:p>
          </table:table-cell>
          <table:table-cell table:style-name="VariableFunctions.A2" office:value-type="string">
            <text:p text:style-name="P70">/<text:span text:style-name="T48">mnt</text:span></text:p>
          </table:table-cell>
          <table:table-cell table:style-name="VariableFunctions.A2" office:value-type="string">
            <text:p text:style-name="P81">true</text:p>
          </table:table-cell>
          <table:table-cell table:style-name="VariableFunctions.D2" office:value-type="string">
            <text:p text:style-name="P81">no</text:p>
          </table:table-cell>
        </table:table-row>
        <table:table-row>
          <table:table-cell table:style-name="VariableFunctions.A2" office:value-type="string">
            <text:p text:style-name="P84">exists</text:p>
          </table:table-cell>
          <table:table-cell table:style-name="VariableFunctions.A2" office:value-type="string">
            <text:p text:style-name="P70">/<text:span text:style-name="T49">something-strange</text:span></text:p>
          </table:table-cell>
          <table:table-cell table:style-name="VariableFunctions.A2" office:value-type="string">
            <text:p text:style-name="P84">false</text:p>
          </table:table-cell>
          <table:table-cell table:style-name="VariableFunctions.D2" office:value-type="string">
            <text:p text:style-name="P85">no</text:p>
          </table:table-cell>
        </table:table-row>
        <table:table-row>
          <table:table-cell table:style-name="VariableFunctions.A2" office:value-type="string">
            <text:p text:style-name="P90">rexists</text:p>
          </table:table-cell>
          <table:table-cell table:style-name="VariableFunctions.A2" office:value-type="string">
            <text:p text:style-name="P70">.*<text:span text:style-name="T77">\.ext</text:span></text:p>
          </table:table-cell>
          <table:table-cell table:style-name="VariableFunctions.A2" office:value-type="string">
            <text:p text:style-name="P90"><text:span text:style-name="T89">t</text:span>rue</text:p>
          </table:table-cell>
          <table:table-cell table:style-name="VariableFunctions.D2" office:value-type="string">
            <text:p text:style-name="P90">no</text:p>
          </table:table-cell>
        </table:table-row>
        <table:table-row>
          <table:table-cell table:style-name="VariableFunctions.A2" office:value-type="string">
            <text:p text:style-name="P79">$/a(b)c/a&lt;\1&gt;c/</text:p>
          </table:table-cell>
          <table:table-cell table:style-name="VariableFunctions.A2" office:value-type="string">
            <text:p text:style-name="P76">abc</text:p>
          </table:table-cell>
          <table:table-cell table:style-name="VariableFunctions.A2" office:value-type="string">
            <text:p text:style-name="P76">a&lt;b&gt;c</text:p>
          </table:table-cell>
          <table:table-cell table:style-name="VariableFunctions.D2" office:value-type="string">
            <text:p text:style-name="P76">yes</text:p>
          </table:table-cell>
        </table:table-row>
        <table:table-row>
          <table:table-cell table:style-name="VariableFunctions.A2" office:value-type="string">
            <text:p text:style-name="P81">3,2</text:p>
          </table:table-cell>
          <table:table-cell table:style-name="VariableFunctions.A2" office:value-type="string">
            <text:p text:style-name="P81">123456</text:p>
          </table:table-cell>
          <table:table-cell table:style-name="VariableFunctions.A2" office:value-type="string">
            <text:p text:style-name="P81">45</text:p>
          </table:table-cell>
          <table:table-cell table:style-name="VariableFunctions.D2" office:value-type="string">
            <text:p text:style-name="P81">yes</text:p>
          </table:table-cell>
        </table:table-row>
        <table:table-row>
          <table:table-cell table:style-name="VariableFunctions.A2" office:value-type="string">
            <text:p text:style-name="P76">esc</text:p>
          </table:table-cell>
          <table:table-cell table:style-name="VariableFunctions.A2" office:value-type="string">
            <text:p text:style-name="P77">\root\parent\file.ext</text:p>
          </table:table-cell>
          <table:table-cell table:style-name="VariableFunctions.A2" office:value-type="string">
            <text:p text:style-name="P76">\\root\\parent\\file.ext</text:p>
          </table:table-cell>
          <table:table-cell table:style-name="VariableFunctions.D2" office:value-type="string">
            <text:p text:style-name="P76">yes</text:p>
          </table:table-cell>
        </table:table-row>
        <table:table-row>
          <table:table-cell table:style-name="VariableFunctions.A2" office:value-type="string">
            <text:p text:style-name="P76">unix</text:p>
          </table:table-cell>
          <table:table-cell table:style-name="VariableFunctions.A2" office:value-type="string">
            <text:p text:style-name="P77">\root\parent\file.ext</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66">win</text:p>
          </table:table-cell>
          <table:table-cell table:style-name="VariableFunctions.A2" office:value-type="string">
            <text:p text:style-name="P70">/<text:span text:style-name="T7">root/parent/file.ext</text:span></text:p>
          </table:table-cell>
          <table:table-cell table:style-name="VariableFunctions.A2" office:value-type="string">
            <text:p text:style-name="P66">\root\parent\file.ext</text:p>
          </table:table-cell>
          <table:table-cell table:style-name="VariableFunctions.D2" office:value-type="string">
            <text:p text:style-name="P66">yes</text:p>
          </table:table-cell>
        </table:table-row>
        <table:table-row>
          <table:table-cell table:style-name="VariableFunctions.A2" office:value-type="string">
            <text:p text:style-name="P89">native</text:p>
          </table:table-cell>
          <table:table-cell table:style-name="VariableFunctions.A2" office:value-type="string">
            <text:p text:style-name="P78">\root\parent\file.ext<text:line-break/>/<text:span text:style-name="T7">root/parent/file.ext</text:span></text:p>
          </table:table-cell>
          <table:table-cell table:style-name="VariableFunctions.A2" office:value-type="string">
            <text:p text:style-name="P69">/root/parent/file.ext<text:line-break/>\root\parent\file.ext</text:p>
          </table:table-cell>
          <table:table-cell table:style-name="VariableFunctions.D2" office:value-type="string">
            <text:p text:style-name="P89">yes</text:p>
          </table:table-cell>
        </table:table-row>
        <table:table-row>
          <table:table-cell table:style-name="VariableFunctions.A2" office:value-type="string">
            <text:p text:style-name="P81">upper</text:p>
          </table:table-cell>
          <table:table-cell table:style-name="VariableFunctions.A2" office:value-type="string">
            <text:p text:style-name="P80">file.ext</text:p>
          </table:table-cell>
          <table:table-cell table:style-name="VariableFunctions.A2" office:value-type="string">
            <text:p text:style-name="P83">FILE.EXT</text:p>
          </table:table-cell>
          <table:table-cell table:style-name="VariableFunctions.D2" office:value-type="string">
            <text:p text:style-name="P82">yes</text:p>
          </table:table-cell>
        </table:table-row>
        <table:table-row>
          <table:table-cell table:style-name="VariableFunctions.A2" office:value-type="string">
            <text:p text:style-name="P82">lower</text:p>
          </table:table-cell>
          <table:table-cell table:style-name="VariableFunctions.A2" office:value-type="string">
            <text:p text:style-name="P82">FILE.EXT</text:p>
          </table:table-cell>
          <table:table-cell table:style-name="VariableFunctions.A2" office:value-type="string">
            <text:p text:style-name="P82">file.ext</text:p>
          </table:table-cell>
          <table:table-cell table:style-name="VariableFunctions.D2" office:value-type="string">
            <text:p text:style-name="P82">yes</text:p>
          </table:table-cell>
        </table:table-row>
      </table:table>
      <text:p text:style-name="P16"/>
      <text:p text:style-name="P61">The string replacement function has a special syntax <text:span text:style-name="T45">which starts with a </text:span><text:span text:style-name="Inline_20_Code"><text:span text:style-name="T45">$</text:span></text:span><text:span text:style-name="T45">. See the </text:span><text:span text:style-name="T45"><text:bookmark-ref text:reference-format="text" text:ref-name="replace_variable">replace</text:bookmark-ref></text:span><text:span text:style-name="T45"> variable in chapter </text:span><text:span text:style-name="T45"><text:bookmark-ref text:reference-format="chapter" text:ref-name="__RefHeading___Toc1337_736936355">4.1.2</text:bookmark-ref></text:span><text:span text:style-name="T45"> which has the same format for its value like this replacement function.</text:span></text:p>
      <text:p text:style-name="P54">The sub-string command expects one or two parameters. The first is the start position, which can be negative in which case it is subtracted from the length of the string. The second parameter is the length in characters.</text:p>
      <text:p text:style-name="P55">The function <text:span text:style-name="Inline_20_Code"><text:span text:style-name="T78">rexists</text:span></text:span> works similar to <text:span text:style-name="Inline_20_Code"><text:span text:style-name="T78">exists</text:span></text:span> but match the path by regular expression rather than as it. It is affected by the pragma option full-recursive-match.</text:p>
      <text:p text:style-name="P56">The <text:span text:style-name="Inline_20_Code">native</text:span> function is a platform specific alias for <text:span text:style-name="Inline_20_Code">unix</text:span> on Unix systems and <text:span text:style-name="Inline_20_Code">win</text:span> on Windows systems.</text:p>
      <text:p text:style-name="P59">Variable functions can not be applied to variables that are made up from any variable which is not known at parse time, like <text:span text:style-name="Inline_20_Code"><text:span text:style-name="T78">?</text:span></text:span>, <text:span text:style-name="Inline_20_Code">*</text:span>, <text:span text:style-name="Inline_20_Code">@*</text:span> or <text:span text:style-name="Inline_20_Code">PP_THREAD</text:span>.</text:p>
      <text:list xml:id="list458241439190" text:continue-numbering="true" text:style-name="Outline">
        <text:list-item>
          <text:list>
            <text:list-item>
              <text:list>
                <text:list-item>
                  <text:h text:style-name="Heading_20_3" text:outline-level="3"><text:bookmark-start text:name="__RefHeading___Toc2162_440956863"/><text:soft-page-break/>Scopes<text:bookmark-end text:name="__RefHeading___Toc2162_440956863"/></text:h>
                </text:list-item>
              </text:list>
            </text:list-item>
          </text:list>
        </text:list-item>
      </text:list>
      <text:p text:style-name="P60">Scopes exist to handle different level of locality. The following table gives an overview of the available variable scopes and their precedence. The top-most is the most local scope which gets prioritized in case the same variable was defined in more global scopes as well. <text:span text:style-name="T97">Scopes</text:span> other than within process blocks are within the first global scope.</text:p>
      <table:table table:name="Tabelle6" table:style-name="Tabelle6">
        <table:table-column table:style-name="Tabelle6.A"/>
        <table:table-column table:style-name="Tabelle6.B"/>
        <table:table-header-rows>
          <table:table-row>
            <table:table-cell table:style-name="Tabelle6.A1" office:value-type="string">
              <text:p text:style-name="P106">Scope</text:p>
            </table:table-cell>
            <table:table-cell table:style-name="Tabelle6.B1" office:value-type="string">
              <text:p text:style-name="P106">Variable defined via</text:p>
            </table:table-cell>
          </table:table-row>
        </table:table-header-rows>
        <table:table-row>
          <table:table-cell table:style-name="Tabelle6.A2" office:value-type="string">
            <text:p text:style-name="P96">process block</text:p>
          </table:table-cell>
          <table:table-cell table:style-name="Tabelle6.B2" office:value-type="string">
            <text:p text:style-name="P96">assignment; initialized with the variables passed as process parameters</text:p>
          </table:table-cell>
        </table:table-row>
        <table:table-row>
          <table:table-cell table:style-name="Tabelle6.A2" office:value-type="string">
            <text:p text:style-name="P96">process block</text:p>
          </table:table-cell>
          <table:table-cell table:style-name="Tabelle6.B2" office:value-type="string">
            <text:p text:style-name="P96">named captures in process input filter</text:p>
          </table:table-cell>
        </table:table-row>
        <table:table-row>
          <table:table-cell table:style-name="Tabelle6.A2" office:value-type="string">
            <text:p text:style-name="P96">process block</text:p>
          </table:table-cell>
          <table:table-cell table:style-name="Tabelle6.B2" office:value-type="string">
            <text:p text:style-name="P96">named and unnamed captures in process input file description</text:p>
          </table:table-cell>
        </table:table-row>
        <table:table-row>
          <table:table-cell table:style-name="Tabelle6.A2" office:value-type="string">
            <text:p text:style-name="P96">global</text:p>
          </table:table-cell>
          <table:table-cell table:style-name="Tabelle6.B2" office:value-type="string">
            <text:p text:style-name="P96">variable assignment</text:p>
          </table:table-cell>
        </table:table-row>
        <table:table-row>
          <table:table-cell table:style-name="Tabelle6.A2" office:value-type="string">
            <text:p text:style-name="P96">global</text:p>
          </table:table-cell>
          <table:table-cell table:style-name="Tabelle6.B2" office:value-type="string">
            <text:p text:style-name="P97">environment variables; overwritten by variable assignment on command-line</text:p>
            <text:p text:style-name="P97"><text:span text:style-name="T96">Note: T</text:span>his scope can be enabled or disabled via pragma commands.</text:p>
          </table:table-cell>
        </table:table-row>
      </table:table>
      <text:list xml:id="list457814505142" text:continue-numbering="true" text:style-name="Outline">
        <text:list-item>
          <text:list>
            <text:list-item>
              <text:h text:style-name="P133" text:outline-level="2"><text:bookmark-start text:name="__RefHeading__504_1705256343"/>Process<text:bookmark-end text:name="__RefHeading__504_1705256343"/></text:h>
            </text:list-item>
          </text:list>
        </text:list-item>
      </text:list>
      <text:p text:style-name="P8">Process templates can be used to define the steps that should be performed for each level. These consist of process blocks. Each process template is given an ID which can be used within an execution chain to apply the specific process template. <text:span text:style-name="T86">Defining a process with an already used process ID overwrites the previously defined process. The currently defined process is used in statements accessing it.</text:span></text:p>
      <text:list xml:id="list458031339766" text:continue-numbering="true" text:style-name="Outline">
        <text:list-item>
          <text:list>
            <text:list-item>
              <text:list>
                <text:list-item>
                  <text:h text:style-name="P143" text:outline-level="3"><text:bookmark-start text:name="__RefHeading__506_1705256343"/>Process Block<text:bookmark-end text:name="__RefHeading__506_1705256343"/></text:h>
                </text:list-item>
              </text:list>
            </text:list-item>
          </text:list>
        </text:list-item>
      </text:list>
      <text:p text:style-name="P10">There are <text:span text:style-name="T53">three</text:span> types of process blocks, <text:span text:style-name="Inline_20_Code">all,</text:span> <text:span text:style-name="Inline_20_Code">foreach</text:span> <text:span text:style-name="T53">and </text:span><text:span text:style-name="Inline_20_Code"><text:span text:style-name="T53">none</text:span></text:span><text:span text:style-name="T53">.</text:span> A process block always defines the type. <text:span text:style-name="T53">For type </text:span><text:span text:style-name="Inline_20_Code"><text:span text:style-name="T53">all</text:span></text:span><text:span text:style-name="T53"> and </text:span><text:span text:style-name="Inline_20_Code"><text:span text:style-name="T53">foreach</text:span></text:span><text:span text:style-name="T53"> an </text:span>input filter <text:span text:style-name="T76">may be provided</text:span>. This input filter uses regular expressions to define a subset of input files <text:span text:style-name="T53">or a reference to a file which contains a list of input files </text:span>for further procession. <text:span text:style-name="T76">All files are selected if no input filter is given.</text:span> <text:span text:style-name="T99">It is possible to invert the meaning of the input filter by adding a </text:span><text:span text:style-name="Inline_20_Code"><text:span text:style-name="T53">!</text:span></text:span><text:span text:style-name="T39"> in front of it. A </text:span>process block may consist of destination files and any number of commands. The destination file may be created based on the input file and will be passed to the next item in the process chain as defined in the execution chain. All operations defined in a single process block are executed in sequence by a single thread using the default command shell. The exit code of each command may be checked based on the variable-checking state.</text:p>
      <text:p text:style-name="Textkörper_20_-_20_Example"><text:soft-page-break/>Defining a destination file in the following will just pass the input file to the next process within the execution chain.</text:p>
      <text:p text:style-name="Quellcode">destination = “{?}”</text:p>
      <text:p text:style-name="P18">It is possible to access capture groups from the input file description in the same way as variables. Capture groups of the input variables are made available as variables within the local scope in fact. Define the capture groups of the output path by enclosing a part in brackets <text:span text:style-name="Inline_20_Code">( )</text:span>. <text:span text:style-name="T10">To n</text:span>ame these capture groups <text:span text:style-name="T10">use the PERL regular expression syntax for named capture groups. The same is applied to input filters, except for that unnamed captures are not propagated as variables. Defining the same capture name within the input file description and input filter gives only access to the capture group of the input filter.</text:span></text:p>
      <text:p text:style-name="Textkörper_20_-_20_Example">Example:</text:p>
      <text:p text:style-name="Quellcode">destination = “output/path/file_(?&lt;index&gt;{index})(?&lt;ext&gt;.txt)”</text:p>
      <text:p text:style-name="P19">Use the named capture group <text:span text:style-name="Inline_20_Code">index</text:span> to define the output file path. Make the capture groups <text:span text:style-name="Inline_20_Code">index</text:span> and <text:span text:style-name="Inline_20_Code">ext</text:span> available as input for the next process within the execution chain.</text:p>
      <text:p text:style-name="P51">The alternative syntax ?'index' is not supported.</text:p>
      <text:p text:style-name="P52">Additionally to this the special variable <text:span text:style-name="Inline_20_Code">dependency</text:span> can be defined to add a dependency file for this process block which means that every resulting transition will depend on this file. An array index can be used in the same way as for the <text:span text:style-name="Inline_20_Code">destination</text:span> variable to define multiple files.</text:p>
      <text:p text:style-name="P122">Example:</text:p>
      <text:p text:style-name="P112"><text:span text:style-name="T72">dependency[1]</text:span> = “<text:span text:style-name="T72">path/to/dependency/file.ext</text:span>”</text:p>
      <text:p text:style-name="P52">Note that dependency variables are evaluated after destination variables.</text:p>
      <text:list xml:id="list457759736102" text:continue-numbering="true" text:style-name="Outline">
        <text:list-item>
          <text:list>
            <text:list-item>
              <text:list>
                <text:list-item>
                  <text:h text:style-name="P143" text:outline-level="3"><text:bookmark-start text:name="__RefHeading__508_1705256343"/>all Type<text:bookmark-end text:name="__RefHeading__508_1705256343"/></text:h>
                </text:list-item>
              </text:list>
            </text:list-item>
          </text:list>
        </text:list-item>
      </text:list>
      <text:p text:style-name="P8">This type execute<text:span text:style-name="T53">s</text:span> all commands defined once regardless of the number of input files.</text:p>
      <text:list xml:id="list457698374274" text:continue-numbering="true" text:style-name="Outline">
        <text:list-item>
          <text:list>
            <text:list-item>
              <text:list>
                <text:list-item>
                  <text:h text:style-name="P143" text:outline-level="3"><text:bookmark-start text:name="__RefHeading__510_1705256343"/>foreach Type<text:bookmark-end text:name="__RefHeading__510_1705256343"/></text:h>
                </text:list-item>
              </text:list>
            </text:list-item>
          </text:list>
        </text:list-item>
      </text:list>
      <text:p text:style-name="P8">Th<text:span text:style-name="T53">is</text:span> type execute<text:span text:style-name="T53">s</text:span> all commands defined for each input files. All input files are processed in parallel.</text:p>
      <text:list xml:id="list456830292577" text:continue-numbering="true" text:style-name="Outline">
        <text:list-item>
          <text:list>
            <text:list-item>
              <text:list>
                <text:list-item>
                  <text:h text:style-name="Heading_20_3" text:outline-level="3"><text:bookmark-start text:name="__RefHeading___Toc1517_78559491"/>none Type<text:bookmark-end text:name="__RefHeading___Toc1517_78559491"/></text:h>
                </text:list-item>
              </text:list>
            </text:list-item>
          </text:list>
        </text:list-item>
      </text:list>
      <text:p text:style-name="P38">This type executes all commands.</text:p>
      <text:list xml:id="list458722333514" text:continue-numbering="true" text:style-name="Outline">
        <text:list-item>
          <text:list>
            <text:list-item>
              <text:h text:style-name="P134" text:outline-level="2"><text:bookmark-start text:name="__RefHeading__512_1705256343"/>Execution<text:bookmark-end text:name="__RefHeading__512_1705256343"/></text:h>
            </text:list-item>
          </text:list>
        </text:list-item>
      </text:list>
      <text:p text:style-name="P11">Execution targets can be defined by ID. The ID can be passed to the program to select the targets which shall be executed. Each execution target can hold any number of execution chains. <text:span text:style-name="T86">Defining an execution target with an already used execution target ID overwrites the previously defined execution target. The currently defined execution target is used in statements accessing it.</text:span></text:p>
      <text:p text:style-name="P8"><text:soft-page-break/>An execution chain consists of process templates, <text:span text:style-name="T87">execution targets</text:span> and operators. These operators define whether the output of a process is needed as input for another process or if multiple processes can be run in parallel before their output is passed to another process.</text:p>
      <text:p text:style-name="Textkörper_20_-_20_Example">A direct dependency of an execution chain is defined with the greater than operator <text:span text:style-name="Inline_20_Code">&gt;</text:span>.</text:p>
      <text:p text:style-name="Quellcode">Process1 &gt; Process2</text:p>
      <text:p text:style-name="P9">Perform <text:span text:style-name="Inline_20_Code">Process1</text:span> and use its output as input for <text:span text:style-name="Inline_20_Code">Process2</text:span>. <text:span text:style-name="Inline_20_Code">Process2</text:span> cannot start before <text:span text:style-name="Inline_20_Code">Process1</text:span> finishe<text:span text:style-name="T18">s</text:span> all tasks.</text:p>
      <text:p text:style-name="Textkörper_20_-_20_Example">The output of many processes can be combined by the pipe operator <text:span text:style-name="Inline_20_Code">|</text:span>. This also <text:span text:style-name="T6">instructs the program to execute all these processes in parallel.</text:span></text:p>
      <text:p text:style-name="Quellcode">(Process1 | Process 2) &gt; Process3</text:p>
      <text:p text:style-name="P13">Execute <text:span text:style-name="Inline_20_Code">Process1</text:span> and <text:span text:style-name="Inline_20_Code">Process2</text:span> in parallel and use both output<text:span text:style-name="T19">s</text:span> as input for <text:span text:style-name="Inline_20_Code">Process3</text:span> after both processes have been finished.</text:p>
      <text:p text:style-name="P12">All execution chains within an execution target are executed in parallel.</text:p>
      <text:p text:style-name="P14"><text:span text:style-name="T30">One or more</text:span> input file mask<text:span text:style-name="T30">s</text:span> can be passed to a process template to overwrite its input file list. Th<text:span text:style-name="T30">ese</text:span> input file mask<text:span text:style-name="T30">s</text:span> <text:span text:style-name="T30">are</text:span> given as regular expression.</text:p>
      <text:p text:style-name="Textkörper_20_-_20_Example">Example:</text:p>
      <text:p text:style-name="Quellcode">Proces<text:span text:style-name="T35">s1(</text:span><text:span text:style-name="T32">“</text:span>/a/.*.jpg”) &gt; Process2</text:p>
      <text:p text:style-name="P15">This will process all JPEG files within <text:span text:style-name="Inline_20_Code">/a/</text:span> by using process template <text:span text:style-name="Inline_20_Code">Process1</text:span> and uses the created output files as input for <text:span text:style-name="Inline_20_Code">Process2</text:span>.</text:p>
      <text:p text:style-name="P32">It is also possible to pass variables to a process template by assigning them just in place. Alternatively it is possible to pass predefined variables.</text:p>
      <text:p text:style-name="Textkörper_20_-_20_Example">Example:</text:p>
      <text:p text:style-name="Quellcode">Process1(var =<text:span text:style-name="T33"> “value”, </text:span><text:span text:style-name="T34">predefined</text:span>) &gt; Process2</text:p>
      <text:p text:style-name="P31">This will pass the variable<text:span text:style-name="T41">s</text:span> <text:span text:style-name="Inline_20_Code"><text:span text:style-name="T40">var</text:span></text:span> with the value <text:span text:style-name="Inline_20_Code"><text:span text:style-name="T40">value</text:span></text:span> <text:span text:style-name="T41">and </text:span><text:span text:style-name="Inline_20_Code"><text:span text:style-name="T40">predefined</text:span></text:span><text:span text:style-name="T41"> the </text:span>to the process template <text:span text:style-name="Inline_20_Code"><text:span text:style-name="T31">Process1</text:span></text:span>. All references to this variable will be resolved within the commands of the process template.</text:p>
      <text:p text:style-name="P17">The capture groups of the defined regular expression are also available within the process block. This is also true for named capture groups.</text:p>
      <text:p text:style-name="P35">Alternatively it is possible to pass the path to a file which holds a list of input files. This is done by using a <text:span text:style-name="Inline_20_Code">@</text:span> at the <text:span text:style-name="T51">beginning</text:span> of the string.</text:p>
      <text:p text:style-name="Textkörper_20_-_20_Example"><text:soft-page-break/>Example:</text:p>
      <text:p text:style-name="Quellcode">Process1(“@/a/filelist”) &gt; Process2</text:p>
      <text:p text:style-name="P36">This will read the files stored in <text:span text:style-name="Inline_20_Code">/a/filelist</text:span> line by line and passes those as input to <text:span text:style-name="Inline_20_Code">Process1</text:span>. <text:span text:style-name="T50">Non-existing files will be ignored from the list.</text:span></text:p>
      <text:p text:style-name="P47">Passing a <text:span text:style-name="Inline_20_Code">+</text:span> as first process parameter will use the previous output files as input in addition to the new dependencies provided. Not doing so will only use the new dependencies by default.</text:p>
      <text:list xml:id="list457796255779" text:continue-numbering="true" text:style-name="Outline">
        <text:list-item>
          <text:list>
            <text:list-item>
              <text:h text:style-name="P135" text:outline-level="2"><text:bookmark-start text:name="__RefHeading___Toc2016_1610554722"/>Log Output Format<text:bookmark-end text:name="__RefHeading___Toc2016_1610554722"/></text:h>
            </text:list-item>
          </text:list>
        </text:list-item>
      </text:list>
      <text:p text:style-name="P57">The log output format depends on whether the script was actually executed or the planned actions were just printed using the command‑line argument <text:span text:style-name="Inline_20_Code">‑n</text:span>. Both forms list the commands within the processes in the order in which they were called within the execution target. The command is prefixed with the execution flags which are coded in the following way.</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P105">Flag</text:p>
            </table:table-cell>
            <table:table-cell table:style-name="Tabelle5.A1" office:value-type="string">
              <text:p text:style-name="P105">Name</text:p>
            </table:table-cell>
            <table:table-cell table:style-name="Tabelle5.C1" office:value-type="string">
              <text:p text:style-name="P105">Description</text:p>
            </table:table-cell>
          </table:table-row>
        </table:table-header-rows>
        <table:table-row>
          <table:table-cell table:style-name="Tabelle5.A2" office:value-type="string">
            <text:p text:style-name="P92">F</text:p>
          </table:table-cell>
          <table:table-cell table:style-name="Tabelle5.A2" office:value-type="string">
            <text:p text:style-name="P91">Forced</text:p>
          </table:table-cell>
          <table:table-cell table:style-name="Tabelle5.C2" office:value-type="string">
            <text:p text:style-name="P91">Execution of this command was forced. This can be done on command‑line (<text:span text:style-name="Inline_20_Code">‑b</text:span>) or within the script.</text:p>
          </table:table-cell>
        </table:table-row>
        <table:table-row>
          <table:table-cell table:style-name="Tabelle5.A2" office:value-type="string">
            <text:p text:style-name="P92">M</text:p>
          </table:table-cell>
          <table:table-cell table:style-name="Tabelle5.A2" office:value-type="string">
            <text:p text:style-name="P91">Missing</text:p>
          </table:table-cell>
          <table:table-cell table:style-name="Tabelle5.C2" office:value-type="string">
            <text:p text:style-name="P91">The output is missing and needs to be created by this command.</text:p>
          </table:table-cell>
        </table:table-row>
        <table:table-row>
          <table:table-cell table:style-name="Tabelle5.A2" office:value-type="string">
            <text:p text:style-name="P92">C</text:p>
          </table:table-cell>
          <table:table-cell table:style-name="Tabelle5.A2" office:value-type="string">
            <text:p text:style-name="P91">Changed</text:p>
          </table:table-cell>
          <table:table-cell table:style-name="Tabelle5.C2" office:value-type="string">
            <text:p text:style-name="P91">An input dependency changed and the output needs to be re‑created.</text:p>
          </table:table-cell>
        </table:table-row>
      </table:table>
      <text:p text:style-name="P57"><text:s/>Additionally to this, the log output format after script execution also contains the start and stop time of each command in UTC, the execution duration and the exit code.</text:p>
      <text:list xml:id="list457310284430" text:continue-numbering="true" text:style-name="Outline">
        <text:list-item>
          <text:list>
            <text:list-item>
              <text:h text:style-name="P136" text:outline-level="2"><text:bookmark-start text:name="__RefHeading___Toc1760_85231407"/>Extended Backus–Naur Form<text:bookmark-end text:name="__RefHeading___Toc1760_85231407"/></text:h>
            </text:list-item>
          </text:list>
        </text:list-item>
      </text:list>
      <text:p text:style-name="Textkörper_20_-_20_Example">Syntax description according to ISO/IEC 14977.</text:p>
      <text:p text:style-name="Quellcode_20_-_20_Blocks">NonZeroDigit = "1" | "2" | "3" | "4" | "5" | "6" | "7" | "8" | "9" ;</text:p>
      <text:p text:style-name="Quellcode_20_-_20_Blocks">Digit = "0" | NonZeroDigit ;</text:p>
      <text:p text:style-name="Quellcode_20_-_20_Blocks">LowerLetter = "a" | "b" | "c" | "d" | "e" | "f" | "g" <text:s/>"h" | "i" | "j" | "k" | "l" | "m" | "n" <text:s/>"o" | "p" | q" | "r" | "s" | "t" | "u" <text:s/>"v" | "w" | "x" | "y" | "z" ;</text:p>
      <text:p text:style-name="Quellcode_20_-_20_Blocks">UpperLetter = "A" | "B" | "C" | "D" | "E" | "F" | "G" <text:s/>"H" | "I" | "J" | "K" | "L" | "M" | "N" <text:s/>"O" | "P" | Q" | "R" | "S" | "T" | "U" <text:s/>"V" | "W" | "X" | "Y" | "Z" ;</text:p>
      <text:p text:style-name="Quellcode_20_-_20_Blocks">IdString = ("_" | LowerLetter | UpperLetter), { "_" | LowerLetter | UpperLetter | Digit } ;</text:p>
      <text:p text:style-name="Quellcode_20_-_20_Blocks">ValueString = ('"', { Character - <text:span text:style-name="T3">EndOfLine</text:span> }, '"') | ("'", { Character - <text:span text:style-name="T3">EndOfLine</text:span> }, "'") ;</text:p>
      <text:p text:style-name="Quellcode_20_-_20_Blocks">NonEmptyValueString = ('"', Character, { Character - <text:span text:style-name="T3">EndOfLine</text:span> }, '"')<text:line-break/>| ("'", Character, { Character - <text:span text:style-name="T3">EndOfLine</text:span> }, "'") ;</text:p>
      <text:p text:style-name="Quellcode_20_-_20_Blocks"><text:soft-page-break/>Variable<text:span text:style-name="T46">Removal</text:span> = "<text:span text:style-name="T46">unset</text:span>", IdString, { ",", IdString <text:span text:style-name="T47">}</text:span> ;</text:p>
      <text:p text:style-name="Quellcode_20_-_20_Blocks">VariableAssignment = IdString, "=", ValueString ;</text:p>
      <text:p text:style-name="P116">Pragma = "@", (<text:line-break/>(("enable" | "disable"), ("environment-variables" | "variable-checking" | "command-checking" <text:span text:style-name="T22">| "full-recursive-match" | "remove-temporaries" | "clean-up-incompletes" | "remove-remains"</text:span>))<text:line-break/><text:span text:style-name="T25">| ("shell", (IdString | (":", IdString, "{", { VariableAssignment }, "}")))<text:line-break/>| ("verbosity", ("ERROR" | "WARN" | "INFO" | "DEBUG"))</text:span><text:line-break/>| (<text:span text:style-name="T23">(</text:span>"<text:span text:style-name="T23">error" | "warn" | "info" | </text:span>"debug"<text:span text:style-name="T23">)</text:span>, (IdString | ValueString <text:span text:style-name="T71">| "*"</text:span>))<text:line-break/>| ("<text:span text:style-name="T67">import</text:span>", NonEmptyValueString) )<text:line-break/>| ("include", NonEmptyValueString) ) ;</text:p>
      <text:p text:style-name="Quellcode_20_-_20_Blocks">BooleanCheck = (IdString | ValueString), [ ((("is", [ "not" ]) | ("=" | "!=")), ("set" | ValueString | "file" | "directory" | "regex" | "<text:span text:style-name="T61">true</text:span>" | "<text:span text:style-name="T61">false</text:span>" | IdString)) | <text:span text:style-name="T54">(</text:span>(<text:span text:style-name="T54">("is", [ "not" ], "like") | ("~" | "!~")</text:span>), <text:span text:style-name="T60">ValueString) </text:span>] ;</text:p>
      <text:p text:style-name="Quellcode_20_-_20_Blocks">BooleanAnd = ("and" | "&amp;&amp;"), BooleanTerm ;</text:p>
      <text:p text:style-name="Quellcode_20_-_20_Blocks">BooleanAndOrTerm = BooleanTerm, <text:span text:style-name="T62">{ BooleanAnd }</text:span> ;</text:p>
      <text:p text:style-name="Quellcode_20_-_20_Blocks">Boolean<text:span text:style-name="T54">Or</text:span> = ("<text:span text:style-name="T54">or</text:span>" | "<text:span text:style-name="T54">||</text:span>"), <text:span text:style-name="T54">BooleanAndOrTerm </text:span>;</text:p>
      <text:p text:style-name="Quellcode_20_-_20_Blocks">BooleanTerm = <text:span text:style-name="T62">[ "not" | "!" ], </text:span>("(", BooleanExpression, ")") | BooleanCheck ;</text:p>
      <text:p text:style-name="Quellcode_20_-_20_Blocks">BooleanExpression = <text:span text:style-name="T62">BooleanAndOrTerm, { BooleanOr }</text:span> ;</text:p>
      <text:p text:style-name="Quellcode_20_-_20_Blocks">PragmaIfBlock = Grammar ;</text:p>
      <text:p text:style-name="P117">PragmaIf = "@if", BooleanExpression, PragmaIfBlock, { "@else", "if", BooleanExpression, PragmaIfBlock }, [ "@else", BooleanExpression, PragmaIfBlock ], "@end" ;</text:p>
      <text:p text:style-name="P117"><text:span text:style-name="T74">Execution</text:span>PragmaIfBlock = <text:span text:style-name="T80">{ ExecutionExpression }</text:span> ;</text:p>
      <text:p text:style-name="P117"><text:span text:style-name="T74">Execution</text:span>PragmaIf = "@if", BooleanExpression, <text:span text:style-name="T74">Execution</text:span>PragmaIfBlock, { "@else", "if", BooleanExpression, <text:span text:style-name="T74">Execution</text:span>PragmaIfBlock }, [ "@else", BooleanExpression, <text:span text:style-name="T74">Execution</text:span>PragmaIfBlock ], "@end" ;</text:p>
      <text:p text:style-name="P120"><text:span text:style-name="T55">I</text:span>nputFileFilter = <text:span text:style-name="T76">[ "!" ], </text:span>NonEmptyValueString ;</text:p>
      <text:p text:style-name="P115">DestinationVariable = <text:span text:style-name="T26">[ </text:span>"<text:span text:style-name="T26">~</text:span>" <text:span text:style-name="T26">], </text:span>"destination", [ "[", ("0" | <text:span text:style-name="T44">(</text:span>NonZeroDigit, {Digit}<text:span text:style-name="T44">)</text:span>), "]" ], "=", ValueString ;</text:p>
      <text:p text:style-name="P115"><text:span text:style-name="T72">Dependency</text:span>Variable = "<text:span text:style-name="T72">dependency</text:span>", [ "[", ("0" | <text:span text:style-name="T44">(</text:span>NonZeroDigit, {Digit}<text:span text:style-name="T44">)</text:span>), "]" ], "=", ValueString ;</text:p>
      <text:p text:style-name="Quellcode_20_-_20_Blocks">CommandLineStart = <text:span text:style-name="T3">{ Character - </text:span>(<text:span text:style-name="T28">"\"</text:span>, <text:span text:style-name="T3">EndOfLine</text:span>)<text:span text:style-name="T3"> } ;</text:span></text:p>
      <text:p text:style-name="Quellcode_20_-_20_Blocks">CommandLineEnd = <text:span text:style-name="T28">"\"</text:span>, <text:span text:style-name="T3">EndOfLine ;</text:span></text:p>
      <text:p text:style-name="Quellcode_20_-_20_Blocks"><text:soft-page-break/>Command = <text:span text:style-name="T3">CommandLineStart, { CommandLineEnd, CommandLineStart } ;</text:span></text:p>
      <text:p text:style-name="P120">ProcessBlock = <text:span text:style-name="T53">((</text:span>("foreach" | "all"), <text:span text:style-name="T76">[ </text:span><text:span text:style-name="T55">I</text:span><text:span text:style-name="T76">nputFileFilter</text:span> <text:span text:style-name="T76">]) | "none")</text:span>, "{", { DestinationVariable <text:span text:style-name="T72">| DependencyVariable</text:span> | VariableAssignment | Command }, "}" ;</text:p>
      <text:p text:style-name="Quellcode_20_-_20_Blocks">ProcessPragamInclude = "@include", IdString ;</text:p>
      <text:p text:style-name="Quellcode_20_-_20_Blocks">Process = "process", ":", IdString, "{", {ProcessBlock <text:span text:style-name="T52">| ProcessPragamInclude</text:span> }, "}" ;</text:p>
      <text:p text:style-name="P119">ProcessParameterList = <text:span text:style-name="T66">"+" | ([ "+", "," ], (IdString <text:s/>| VariableAssignment </text:span>| NonEmptyValueString<text:span text:style-name="T42">)</text:span>, { <text:span text:style-name="T3">",", (IdString <text:s/>| VariableAssignment </text:span>| NonEmptyValueString<text:span text:style-name="T42">)</text:span> }<text:span text:style-name="T66">)</text:span>;</text:p>
      <text:p text:style-name="P118">ExecutionElement = [ "!" ], IdString ;</text:p>
      <text:p text:style-name="Quellcode_20_-_20_Blocks">ProcessElement = [ "!" ], IdString, [ "(", <text:span text:style-name="T29">ProcessParameterList</text:span>, ")" ] ;</text:p>
      <text:p text:style-name="Quellcode_20_-_20_Blocks">Parallel = Term, "|", Term, { "|", Term } ;</text:p>
      <text:p text:style-name="Quellcode_20_-_20_Blocks">Dependencies = Term, "&gt;", Term, { "&gt;", Term } ;</text:p>
      <text:p text:style-name="P119">Term = ("(", Expression, ")") <text:span text:style-name="T88">| ExecutionElement</text:span> <text:span text:style-name="T64">| ProcessElement</text:span> ;</text:p>
      <text:p text:style-name="Quellcode_20_-_20_Blocks"><text:span text:style-name="T52">ExecutionPragamInclude</text:span> = "@include", IdString ;</text:p>
      <text:p text:style-name="P117">Expression = Dependencies | Parallel <text:span text:style-name="T64">| Term</text:span> ;<text:line-break/><text:line-break/>Execution<text:span text:style-name="T74">Expression = <text:s/>Expression | Term | ExecutionPragamInclude | ExecutionPragmaIf ;</text:span></text:p>
      <text:p text:style-name="P117">Execution = "execution", ":", IdString, "{", { Execution<text:span text:style-name="T74">Expression</text:span> }, "}" ;</text:p>
      <text:p text:style-name="Quellcode_20_-_20_Blocks">Grammar = { Pragma <text:span text:style-name="T54">| PragmaIf</text:span> | VariableAssignment<text:span text:style-name="T42"> | VariableRemoval</text:span> | Process | Executio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ource Code Pro" svg:font-family="'Source Code Pr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list-style-name=""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keep-together="always" fo:text-indent="0cm" style:auto-text-indent="false" style:page-number="auto" fo:break-before="auto" fo:break-after="auto" fo:keep-with-next="auto">
        <style:tab-stops>
          <style:tab-stop style:position="0.499cm"/>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37cm" fo:margin-right="0cm" fo:margin-top="0.353cm" fo:margin-bottom="0.212cm" loext:contextual-spacing="false" fo:text-indent="-0.37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master-page-name="">
      <loext:graphic-properties draw:fill-image-width="0cm" draw:fill-image-height="0cm"/>
      <style:paragraph-properties fo:margin-left="0.741cm" fo:margin-right="0cm" fo:margin-top="0.247cm" fo:margin-bottom="0.212cm" loext:contextual-spacing="false" fo:text-indent="-0.741cm" style:auto-text-indent="false" style:page-number="auto" style:shadow="none">
        <style:tab-stops/>
      </style:paragraph-properties>
      <style:text-properties style:use-window-font-color="true" fo:font-size="14pt" fo:font-weight="bold" style:font-size-asian="14pt" style:font-weight-asian="bold" style:font-size-complex="14pt" style:font-weight-complex="bold"/>
    </style:style>
    <style:style style:name="Cover_20_Title" style:display-name="Cover Title" style:family="paragraph" style:parent-style-name="Standard" style:next-style-name="Cover_20_Subtitle" style:master-page-name="">
      <style:paragraph-properties fo:text-align="center" style:justify-single-word="false" style:page-number="auto" style:shadow="none">
        <style:tab-stops/>
      </style:paragraph-properties>
      <style:text-properties fo:font-size="36pt" fo:language="en" fo:country="US" style:font-size-asian="10.5pt"/>
    </style:style>
    <style:style style:name="Cover_20_Subtitle" style:display-name="Cover Subtitle" style:family="paragraph" style:parent-style-name="Cover_20_Title" style:master-page-name="">
      <style:paragraph-properties fo:margin-left="0cm" fo:margin-right="0cm" fo:margin-top="0.499cm" fo:margin-bottom="0cm" loext:contextual-spacing="false" fo:text-indent="0cm" style:auto-text-indent="false" style:page-number="auto"/>
      <style:text-properties fo:font-size="2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line_20_3_20_-_20_No_20_Index" style:display-name="Headline 3 - No Index" style:family="paragraph" style:parent-style-name="Heading_20_3" style:next-style-name="Heading_20_3" style:auto-update="true" style:default-outline-level="" style:list-style-name=""/>
    <style:style style:name="Text_20_body_20_indent" style:display-name="Text body indent" style:family="paragraph" style:hidden="true" style:parent-style-name="Text_20_body" style:class="text"/>
    <style:style style:name="Quellcode" style:family="paragraph" style:next-style-name="Text_20_body" style:list-style-name="" style:master-page-name="">
      <loext:graphic-properties draw:fill="solid" draw:fill-color="#e6e6e6" draw:fill-image-width="0cm" draw:fill-image-height="0cm"/>
      <style:paragraph-properties fo:margin-top="0cm" fo:margin-bottom="0.6cm" loext:contextual-spacing="false" fo:keep-together="always" style:page-number="auto" fo:background-color="#e6e6e6" style:shadow="none" fo:keep-with-next="always" text:number-lines="true" text:line-number="1"/>
      <style:text-properties style:font-name="Source Code Pro" fo:font-family="'Source Code Pro'" style:font-style-name="Standard" style:font-family-generic="modern" style:font-pitch="fixed" fo:font-size="10pt" fo:language="en" fo:country="US" style:font-size-asian="10.5pt"/>
    </style:style>
    <style:style style:name="EBNF" style:family="paragraph" style:parent-style-name="Quellcode" style:next-style-name="Quellcode">
      <style:paragraph-properties fo:margin-left="0.3cm" fo:margin-right="0cm" fo:text-indent="-0.3cm" style:auto-text-indent="false">
        <style:tab-stops/>
      </style:paragraph-properties>
      <style:text-properties style:font-size-asian="10.5pt"/>
    </style:style>
    <style:style style:name="Heading_20_4" style:display-name="Heading 4" style:family="paragraph" style:parent-style-name="Heading" style:next-style-name="Text_20_body" style:default-outline-level="4" style:list-style-name="Outline" style:class="text" style:master-page-name="">
      <style:paragraph-properties fo:margin-left="0.741cm" fo:margin-right="0cm" fo:margin-top="0.25cm" fo:margin-bottom="0.21cm" loext:contextual-spacing="false" fo:text-indent="-0.741cm" style:auto-text-indent="false" style:page-number="auto" text:number-lines="true" text:line-number="0">
        <style:tab-stops/>
      </style:paragraph-properties>
      <style:text-properties fo:font-size="12pt" fo:font-weight="bold" style:font-size-asian="12pt"/>
    </style:style>
    <style:style style:name="Heading_20_5" style:display-name="Heading 5" style:family="paragraph" style:parent-style-name="Heading" style:class="text" style:master-page-name="">
      <style:paragraph-properties style:page-number="auto"/>
    </style:style>
    <style:style style:name="Contents_20_4" style:display-name="Contents 4" style:family="paragraph" style:parent-style-name="Index" style:class="index">
      <style:paragraph-properties fo:margin-left="1.499cm" fo:margin-right="0cm" fo:text-indent="0cm" style:auto-text-indent="false"/>
    </style:style>
    <style:style style:name="Textkörper_20_-_20_Example" style:display-name="Textkörper - Example" style:family="paragraph" style:parent-style-name="Text_20_body" style:master-page-name="">
      <style:paragraph-properties style:page-number="auto" fo:keep-with-next="always"/>
    </style:style>
    <style:style style:name="Quellcode_20_-_20_Blocks" style:display-name="Quellcode - Blocks" style:family="paragraph" style:parent-style-name="Quellcode" style:master-page-name="">
      <style:paragraph-properties style:page-number="auto" fo:keep-with-next="aut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line_20_Code" style:display-name="Inline Code" style:family="text">
      <style:text-properties fo:color="#4c4c4c" style:font-name="Source Code Pro" fo:font-family="'Source Code Pro'" style:font-style-name="Standard" style:font-family-generic="modern" style:font-pitch="fixed" fo:font-size="10pt" fo:language="en" fo:country="US" fo:background-color="transparent" style:font-size-asian="10.5pt"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12765" officeooo:paragraph-rsid="00a3e7ed"/>
    </style:style>
    <style:style style:name="MP2" style:family="paragraph" style:parent-style-name="Header">
      <style:text-properties officeooo:paragraph-rsid="001fbfaa"/>
    </style:style>
    <style:style style:name="MT1" style:family="text">
      <style:text-properties officeooo:rsid="0012ace1"/>
    </style:style>
    <style:style style:name="MT2" style:family="text">
      <style:text-properties officeooo:rsid="00b3e9e2"/>
    </style:style>
    <style:page-layout style:name="Mpm1">
      <style:page-layout-properties fo:page-width="21.001cm" fo:page-height="29.7cm" style:num-format="1" style:print-orientation="portrait" fo:margin-top="1cm" fo:margin-bottom="1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number:number-style style:name="N0">
      <number:number number:min-integer-digits="1"/>
    </number:number-style>
  </office:automatic-styles>
  <office:master-styles>
    <style:master-page style:name="Standard" style:page-layout-name="Mpm1">
      <style:header>
        <text:p text:style-name="Header"><text:title>Parallel Processor User Manual</text:title> - <text:span text:style-name="MT1">Version </text:span><text:span text:style-name="MT1"><text:user-defined style:data-style-name="N0" text:name="Version">1.3.2</text:user-defined></text:span></text:p>
      </style:header>
      <style:footer>
        <text:p text:style-name="MP1">© Copyright <text:user-defined style:data-style-name="N0" text:name="Autor">Daniel Starke</text:user-defined>, 2015-<text:span text:style-name="MT2">2017</text:span><text:tab/><text:tab/><text:page-number style:num-format="1" text:select-page="current">2</text:page-number></text:p>
      </style:footer>
    </style:master-page>
    <style:master-page style:name="First_20_Page" style:display-name="First Page" style:page-layout-name="Mpm2" style:next-style-name="Standard"/>
    <style:master-page style:name="Index" style:page-layout-name="Mpm2"/>
    <style:master-page style:name="TOC" style:page-layout-name="Mpm3" style:next-style-name="Standard">
      <style:header>
        <text:p text:style-name="MP2"><text:title>Parallel Processor User Manual</text:title> - <text:span text:style-name="MT1">Version </text:span><text:span text:style-name="MT1"><text:user-defined style:data-style-name="N0" text:name="Version">1.3.2</text:user-defined></text:span></text:p>
      </style:header>
      <style:footer>
        <text:p text:style-name="MP1">© Copyright <text:user-defined style:data-style-name="N0" text:name="Autor">Daniel Starke</text:user-defined>, 2015-<text:span text:style-name="MT2">2017</text:span><text:tab/><text:tab/><text:page-number style:num-format="I" text:select-page="current">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20:58:51.629000000</meta:creation-date>
    <meta:generator>LibreOffice/5.3.5.2$Windows_X86_64 LibreOffice_project/50d9bf2b0a79cdb85a3814b592608037a682059d</meta:generator>
    <meta:editing-cycles>217</meta:editing-cycles>
    <meta:editing-duration>PT14H56M24S</meta:editing-duration>
    <dc:title>Parallel Processor User Manual</dc:title>
    <dc:date>2017-09-17T00:04:55.850000000</dc:date>
    <meta:document-statistic meta:table-count="8" meta:image-count="0" meta:object-count="0" meta:page-count="25" meta:paragraph-count="548" meta:word-count="6262" meta:character-count="38485" meta:non-whitespace-character-count="32554"/>
    <meta:user-defined meta:name="Autor">Daniel Starke</meta:user-defined>
    <meta:user-defined meta:name="Version">1.3.2</meta:user-defined>
  </office:meta>
</office:document-meta>
</file>